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22.8335in"/>
    </style:style>
    <style:style style:name="co3" style:family="table-column">
      <style:table-column-properties fo:break-before="auto" style:column-width="0.55in"/>
    </style:style>
    <style:style style:name="co4" style:family="table-column">
      <style:table-column-properties fo:break-before="auto" style:column-width="3.3382in"/>
    </style:style>
    <style:style style:name="co5" style:family="table-column">
      <style:table-column-properties fo:break-before="auto" style:column-width="1.1398in"/>
    </style:style>
    <style:style style:name="co6" style:family="table-column">
      <style:table-column-properties fo:break-before="auto" style:column-width="1.1291in"/>
    </style:style>
    <style:style style:name="co7" style:family="table-column">
      <style:table-column-properties fo:break-before="auto" style:column-width="1.2043in"/>
    </style:style>
    <style:style style:name="co8" style:family="table-column">
      <style:table-column-properties fo:break-before="auto" style:column-width="1.7189in"/>
    </style:style>
    <style:style style:name="co9" style:family="table-column">
      <style:table-column-properties fo:break-before="auto" style:column-width="1.7083in"/>
    </style:style>
    <style:style style:name="co10" style:family="table-column">
      <style:table-column-properties fo:break-before="auto" style:column-width="1.6547in"/>
    </style:style>
    <style:style style:name="co11" style:family="table-column">
      <style:table-column-properties fo:break-before="auto" style:column-width="1.6437in"/>
    </style:style>
    <style:style style:name="co12" style:family="table-column">
      <style:table-column-properties fo:break-before="auto" style:column-width="1.5472in"/>
    </style:style>
    <style:style style:name="co13" style:family="table-column">
      <style:table-column-properties fo:break-before="auto" style:column-width="1.5366in"/>
    </style:style>
    <style:style style:name="co14" style:family="table-column">
      <style:table-column-properties fo:break-before="auto" style:column-width="2.4807in"/>
    </style:style>
    <style:style style:name="co15" style:family="table-column">
      <style:table-column-properties fo:break-before="auto" style:column-width="2.4693in"/>
    </style:style>
    <style:style style:name="co16" style:family="table-column">
      <style:table-column-properties fo:break-before="auto" style:column-width="4.3252in"/>
    </style:style>
    <style:style style:name="co17" style:family="table-column">
      <style:table-column-properties fo:break-before="auto" style:column-width="1.2689in"/>
    </style:style>
    <style:style style:name="co18" style:family="table-column">
      <style:table-column-properties fo:break-before="auto" style:column-width="1.2902in"/>
    </style:style>
    <style:style style:name="co19" style:family="table-column">
      <style:table-column-properties fo:break-before="auto" style:column-width="0.8827in"/>
    </style:style>
    <style:style style:name="co20" style:family="table-column">
      <style:table-column-properties fo:break-before="auto" style:column-width="0.9681in"/>
    </style:style>
    <style:style style:name="co2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GPT_run2_vs_stockfish_level_3_2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office:value-type="string" calcext:value-type="string">
            <text:p>game_id</text:p>
          </table:table-cell>
          <table:table-cell office:value-type="string" calcext:value-type="string">
            <text:p>transcript</text:p>
          </table:table-cell>
          <table:table-cell office:value-type="string" calcext:value-type="string">
            <text:p>result</text:p>
          </table:table-cell>
          <table:table-cell office:value-type="string" calcext:value-type="string">
            <text:p>player_one</text:p>
          </table:table-cell>
          <table:table-cell office:value-type="string" calcext:value-type="string">
            <text:p>player_two</text:p>
          </table:table-cell>
          <table:table-cell office:value-type="string" calcext:value-type="string">
            <text:p>player_one_time</text:p>
          </table:table-cell>
          <table:table-cell office:value-type="string" calcext:value-type="string">
            <text:p>player_two_time</text:p>
          </table:table-cell>
          <table:table-cell office:value-type="string" calcext:value-type="string">
            <text:p>player_one_score</text:p>
          </table:table-cell>
          <table:table-cell office:value-type="string" calcext:value-type="string">
            <text:p>player_two_score</text:p>
          </table:table-cell>
          <table:table-cell office:value-type="string" calcext:value-type="string">
            <text:p>player_one_illegal_moves</text:p>
          </table:table-cell>
          <table:table-cell office:value-type="string" calcext:value-type="string">
            <text:p>player_two_illegal_moves</text:p>
          </table:table-cell>
          <table:table-cell office:value-type="string" calcext:value-type="string">
            <text:p>player_one_legal_moves</text:p>
          </table:table-cell>
          <table:table-cell office:value-type="string" calcext:value-type="string">
            <text:p>player_two_legal_moves</text:p>
          </table:table-cell>
          <table:table-cell table:style-name="Default" office:value-type="string" calcext:value-type="string">
            <text:p>player_one_resignation</text:p>
          </table:table-cell>
          <table:table-cell table:style-name="Default" office:value-type="string" calcext:value-type="string">
            <text:p>player_two_resignation</text:p>
          </table:table-cell>
          <table:table-cell table:style-name="Default" office:value-type="string" calcext:value-type="string">
            <text:p>player_one_failed_to_find_legal_move</text:p>
          </table:table-cell>
          <table:table-cell table:style-name="Default" office:value-type="string" calcext:value-type="string">
            <text:p>player_two_failed_to_find_legal_move</text:p>
          </table:table-cell>
          <table:table-cell office:value-type="string" calcext:value-type="string">
            <text:p>game_title</text:p>
          </table:table-cell>
          <table:table-cell office:value-type="string" calcext:value-type="string">
            <text:p>number_of_moves</text:p>
          </table:table-cell>
          <table:table-cell office:value-type="string" calcext:value-type="string">
            <text:p>time_taken</text:p>
          </table:table-cell>
          <table:table-cell office:value-type="string" calcext:value-type="string">
            <text:p>total_moves</text:p>
          </table:table-cell>
          <table:table-cell office:value-type="string" calcext:value-type="string">
            <text:p>illegal_moves</text:p>
          </table:table-cell>
        </table:table-row>
        <table:table-row table:style-name="ro2">
          <table:table-cell office:value-type="string" calcext:value-type="string">
            <text:p>1765990750-6971</text:p>
          </table:table-cell>
          <table:table-cell office:value-type="string" calcext:value-type="string">
            <text:p>[White "Magnus Carlsen"]</text:p>
            <text:p>[Black "Stockfish"]</text:p>
            <text:p/>
            <text:p>1. e4 c6 2. d4 d6 3. Nc3 Nf6 4. f4 g6 5. Nf3 Bg7 6. Bd3 Na6 7. O-O Bg4 8. h3 Bd7 9. e5 Nd5 10. Nxd5 dxe5 11. Nc3 exd4 12. Ne4 Nb4 13. a3 Nxd3 14. Qxd3 Qb6 15. b4 Bf5 16. Bb2 c5 17. bxc5 Qxb2 18. Rab1 Bxe4 19. Qxe4 Qc3 20. Rxb7 Qe3+ 21. Qxe3 dxe3 22. Re1 O-O 23. Rxe3 Rac8 24. Rexe7 Rxc5 25. Rxa7 Bh6 26. Ne5 Rxc2 27. Nxf7 Rc1+ 28. Kh2 Bxf4+ 29. g3 Be3 30. Nh6+ Bxh6 31. Rxh7 Rf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1" calcext:value-type="float">
            <text:p>31</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2" calcext:value-type="float">
            <text:p>32</text:p>
          </table:table-cell>
          <table:table-cell office:value-type="float" office:value="154.413130283356" calcext:value-type="float">
            <text:p>154.413130283356</text:p>
          </table:table-cell>
          <table:table-cell office:value-type="float" office:value="31" calcext:value-type="float">
            <text:p>31</text:p>
          </table:table-cell>
          <table:table-cell office:value-type="float" office:value="0" calcext:value-type="float">
            <text:p>0</text:p>
          </table:table-cell>
        </table:table-row>
        <table:table-row table:style-name="ro2">
          <table:table-cell office:value-type="string" calcext:value-type="string">
            <text:p>1765990986-8417</text:p>
          </table:table-cell>
          <table:table-cell office:value-type="string" calcext:value-type="string">
            <text:p>[White "Magnus Carlsen"]</text:p>
            <text:p>[Black "Stockfish"]</text:p>
            <text:p/>
            <text:p>1. Nf3 d5 2. e3 Nf6 3. c4 c6 4. b3 Bg4 5. h3 Bh5 6. Be2 e6 7. Bb2 Be7 8. d4 O-O 9. Ne5 Bxe2 10. Kxe2 Nbd7 11. Nd2 Nxe5 12. dxe5 Nd7 13. Qc2 Qc7 14. Rhd1 Nxe5 15. Kf1 Bf6 16. Rac1 Rac8 17. cxd5 exd5 18. e4 dxe4 19. Nxe4 Be7 20. b4 Ng6 21. Qb3 Qf4 22. Re1 Rfe8 23. Re3 Bg5 24. Qc3 f6 25. Rce1 Rxe4 26. Rxe4 Qh2 27. Qc4+ Kh8 28. h4 Bxh4 29. Re8+ Nf8 30. Rxc8 Qh1+ 31. Ke2 Qxe1+ 32. Kxe1 Bxf2+ 33. Kxf2 h6 34. Rxf8+ Kh7 35. Kg3 Kg6 36. Qe4+ Kg5 37. Ba3 f5 38. Qxf5#</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8" calcext:value-type="float">
            <text:p>38</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8" calcext:value-type="float">
            <text:p>38</text:p>
          </table:table-cell>
          <table:table-cell office:value-type="float" office:value="236.032816648483" calcext:value-type="float">
            <text:p>236.032816648483</text:p>
          </table:table-cell>
          <table:table-cell office:value-type="float" office:value="38" calcext:value-type="float">
            <text:p>38</text:p>
          </table:table-cell>
          <table:table-cell office:value-type="float" office:value="0" calcext:value-type="float">
            <text:p>0</text:p>
          </table:table-cell>
        </table:table-row>
        <table:table-row table:style-name="ro2">
          <table:table-cell office:value-type="string" calcext:value-type="string">
            <text:p>1765991302-4792</text:p>
          </table:table-cell>
          <table:table-cell office:value-type="string" calcext:value-type="string">
            <text:p>[White "Magnus Carlsen"]</text:p>
            <text:p>[Black "Stockfish"]</text:p>
            <text:p/>
            <text:p>1. e4 Nc6 2. Nf3 e5 3. Bc4 Nf6 4. d3 Be7 5. O-O a5 6. a4 d6 7. h3 O-O 8. Nc3 Bd7 9. Bg5 Be6 10. Bxe6 fxe6 11. d4 Nxd4 12. Nxd4 exd4 13. Qxd4 Rf7 14. Rad1 Nd7 15. Bxe7 Rxe7 16. f4 Rf7 17. e5 dxe5 18. fxe5 Re7 19. Ne4 b6 20. Ng5 h6 21. Ne4 Qb8 22. Qc4 Nxe5 23. Qb3 Kh7 24. Qg3 c6 25. Rd6 Ng6 26. Qxg6+ Kxg6 27. Rxc6 Qa7 28. Rf3 Rc7 29. Rg3+ Kh7 30. Rxe6 Rd7 31. Kh2 Kh8 32. Reg6 Qb8 33. h4 Raa7 34. Kh3 Qc8 35. Kh2 Rd8 36. Nf6 Qf5 37. Ng4 Qf4 38. Kh3 Qf5 39. Kh2 Qxg6 40. Ne5 Qh5 41. Nf7+ Rxf7 42. Rxg7 Qxh4+ 43. Kg1 Kxg7 44. g3 Qh3 45. g4 Rf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6" calcext:value-type="float">
            <text:p>46</text:p>
          </table:table-cell>
          <table:table-cell office:value-type="float" office:value="316.291256189346" calcext:value-type="float">
            <text:p>316.291256189346</text:p>
          </table:table-cell>
          <table:table-cell office:value-type="float" office:value="45" calcext:value-type="float">
            <text:p>45</text:p>
          </table:table-cell>
          <table:table-cell office:value-type="float" office:value="0" calcext:value-type="float">
            <text:p>0</text:p>
          </table:table-cell>
        </table:table-row>
        <table:table-row table:style-name="ro2">
          <table:table-cell office:value-type="string" calcext:value-type="string">
            <text:p>1765991526-4919</text:p>
          </table:table-cell>
          <table:table-cell office:value-type="string" calcext:value-type="string">
            <text:p>[White "Magnus Carlsen"]</text:p>
            <text:p>[Black "Stockfish"]</text:p>
            <text:p/>
            <text:p>1. Nc3 d5 2. e4 d4 3. Nce2 e5 4. Ng3 Nf6 5. Bc4 Be7 6. Nf3 Nc6 7. Ng5 O-O 8. d3 h6 9. h4 Bg4 10. f3 Bd7 11. Bd2 a6 12. a3 b5 13. Bb3 Na5 14. Bxa5 c5 15. Bxd8 Raxd8 16. Nh3 c4 17. dxc4 bxc4 18. Bxc4 Ba4 19. Bxa6 Ra8 20. Bd3 Rfc8 21. Nf5 Bf8 22. g4 Rab8 23. Rb1 Rc7 24. g5 hxg5 25. Rh2 g4 26. Ng1 gxf3 27. Qxf3 Bxc2 28. Rxc2 Rxc2 29. Ne2 Rcxb2 30. Rc1 R2b3 31. Kf1 Rxa3 32. Qg3 Rbb3 33. Rd1 Nxe4 34. Nh6+ Kh7 35. Bxe4+ Kxh6 36. Qg5#</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6" calcext:value-type="float">
            <text:p>3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6" calcext:value-type="float">
            <text:p>36</text:p>
          </table:table-cell>
          <table:table-cell office:value-type="float" office:value="224.089228153229" calcext:value-type="float">
            <text:p>224.089228153229</text:p>
          </table:table-cell>
          <table:table-cell office:value-type="float" office:value="36" calcext:value-type="float">
            <text:p>36</text:p>
          </table:table-cell>
          <table:table-cell office:value-type="float" office:value="0" calcext:value-type="float">
            <text:p>0</text:p>
          </table:table-cell>
        </table:table-row>
        <table:table-row table:style-name="ro2">
          <table:table-cell office:value-type="string" calcext:value-type="string">
            <text:p>1765991924-1233</text:p>
          </table:table-cell>
          <table:table-cell office:value-type="string" calcext:value-type="string">
            <text:p>[White "Magnus Carlsen"]</text:p>
            <text:p>[Black "Stockfish"]</text:p>
            <text:p/>
            <text:p>1. e4 c5 2. Nf3 e6 3. d4 cxd4 4. Nxd4 Nf6 5. Nc3 Bd6 6. Be3 O-O 7. Bd3 Bb4 8. O-O Nc6 9. Nxc6 bxc6 10. a3 Be7 11. e5 Nd5 12. Nxd5 cxd5 13. Qh5 f5 14. exf6 Bxf6 15. Qxh7+ Kf7 16. Bg6+ Ke7 17. Bc5+ d6 18. Be3 Rh8 19. Qxh8 Qxh8 20. Rab1 Bd7 21. b4 Rb8 22. Bxa7 Ra8 23. Be3 Be8 24. Bxe8 Qxe8 25. Rb3 g6 26. Rfb1 d4 27. Bd2 Qb5 28. c3 Qh5 29. cxd4 Bxd4 30. Be3 Be5 31. g3 Qf5 32. b5 Rb8 33. b6 d5 34. a4 g5 35. a5 Rh8 36. a6 Qh3 37. Bc5+ Kd7 38. a7 Bd6 39. Bxd6 Kxd6 40. b7 Ke7 41. b8=Q Qh5 42. Qxh8 Qxh8 43. Rb8 g4 44. Rxh8 e5 45. a8=Q Ke6 46. Rh6+ Kf5 47. Qf8+ Ke4 48. Rb4+ Kd3 49. Qf5+ Kc3 50. Qb1 Kd2 51. Rb2+ Kc3 52. Qc2+ Kd4 53. Rb4#</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3" calcext:value-type="float">
            <text:p>5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3" calcext:value-type="float">
            <text:p>53</text:p>
          </table:table-cell>
          <table:table-cell office:value-type="float" office:value="398.279678583145" calcext:value-type="float">
            <text:p>398.279678583145</text:p>
          </table:table-cell>
          <table:table-cell office:value-type="float" office:value="53" calcext:value-type="float">
            <text:p>53</text:p>
          </table:table-cell>
          <table:table-cell office:value-type="float" office:value="0" calcext:value-type="float">
            <text:p>0</text:p>
          </table:table-cell>
        </table:table-row>
        <table:table-row table:style-name="ro2">
          <table:table-cell office:value-type="string" calcext:value-type="string">
            <text:p>1765992261-3726</text:p>
          </table:table-cell>
          <table:table-cell office:value-type="string" calcext:value-type="string">
            <text:p>[White "Magnus Carlsen"]</text:p>
            <text:p>[Black "Stockfish"]</text:p>
            <text:p/>
            <text:p>1. a3 e5 2. Nc3 d5 3. d4 e4 4. Bf4 Nf6 5. e3 Bd6 6. Bxd6 Qxd6 7. f3 O-O 8. Qd2 c5 9. O-O-O c4 10. h4 a6 11. Nh3 b5 12. Nf2 b4 13. axb4 Qxb4 14. fxe4 dxe4 15. Nb1 Qa4 16. h5 h6 17. g4 Bxg4 18. Nxg4 Nxg4 19. Be2 Nf2 20. Na3 Nxh1 21. Rg1 Nf2 22. Bd1 Nxd1 23. Qg2 g5 24. Qe2 Nxb2 25. Rxg5+ hxg5 26. Nb5 Qxb5 27. Qh2 Nd3+ 28. cxd3 cxd3 29. Qd6 Qc4+ 30. Kb2 Qc2+ 31. Ka3 Qc3+ 32. Ka2 Qc2+ 33. Ka3 Qc1+ 34. Kb4 Qb2+ 35. Kc4 Qb5+ 36. Kc3 Rc8+ 37. Qc5 Rxc5+ 38. dxc5 Qxc5+ 39. Kb3 Qxe3 40. h6 Qh3 41. Ka2 Qxh6 42. Kb3 Qb6+ 43. Kc4 Qb5+ 44. Kd4 Nc6+ 45. Ke3 Qc5+ 46. Kd2 Qc2+ 47. Ke1 Qe2#</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7" calcext:value-type="float">
            <text:p>47</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8" calcext:value-type="float">
            <text:p>48</text:p>
          </table:table-cell>
          <table:table-cell office:value-type="float" office:value="337.067828893662" calcext:value-type="float">
            <text:p>337.067828893662</text:p>
          </table:table-cell>
          <table:table-cell office:value-type="float" office:value="47" calcext:value-type="float">
            <text:p>47</text:p>
          </table:table-cell>
          <table:table-cell office:value-type="float" office:value="0" calcext:value-type="float">
            <text:p>0</text:p>
          </table:table-cell>
        </table:table-row>
        <table:table-row table:style-name="ro2">
          <table:table-cell office:value-type="string" calcext:value-type="string">
            <text:p>1765992364-5482</text:p>
          </table:table-cell>
          <table:table-cell office:value-type="string" calcext:value-type="string">
            <text:p>[White "Magnus Carlsen"]</text:p>
            <text:p>[Black "Stockfish"]</text:p>
            <text:p/>
            <text:p>1. e4 c5 2. Nf3 e6 3. d4 h6 4. d5 exd5 5. exd5 d6 6. c4 Bf5 7. Bd3 Bxd3 8. Qxd3 Nf6 9. O-O Nbd7 10. Re1+ Ne5 11. Nxe5 dxe5 12. Rxe5+ Be7 13. Qe2 Nd7 14. Re3 Nf8 15. Nc3 Qd7 16. Nb5 Ng6 17. d6 O-O-O 18. dxe7 Nxe7 19. Rxe7 Qxe7 20. Qxe7 Rd1+ 21. Qe1 Rxe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21" calcext:value-type="float">
            <text:p>21</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22" calcext:value-type="float">
            <text:p>22</text:p>
          </table:table-cell>
          <table:table-cell office:value-type="float" office:value="102.814541101456" calcext:value-type="float">
            <text:p>102.814541101456</text:p>
          </table:table-cell>
          <table:table-cell office:value-type="float" office:value="21" calcext:value-type="float">
            <text:p>21</text:p>
          </table:table-cell>
          <table:table-cell office:value-type="float" office:value="0" calcext:value-type="float">
            <text:p>0</text:p>
          </table:table-cell>
        </table:table-row>
        <table:table-row table:style-name="ro2">
          <table:table-cell office:value-type="string" calcext:value-type="string">
            <text:p>1765992574-1675</text:p>
          </table:table-cell>
          <table:table-cell office:value-type="string" calcext:value-type="string">
            <text:p>[White "Magnus Carlsen"]</text:p>
            <text:p>[Black "Stockfish"]</text:p>
            <text:p/>
            <text:p>1. d4 d5 2. e3 Nf6 3. Be2 e6 4. Nf3 Be7 5. Bd2 O-O 6. O-O c5 7. c4 cxd4 8. a3 dxe3 9. Bxe3 dxc4 10. Bxc4 Qxd1 11. Rxd1 Nc6 12. h3 b6 13. Nc3 Bb7 14. Nd4 Nxd4 15. Bxd4 Rad8 16. Be2 Nd5 17. b4 Nxc3 18. Bxc3 Rxd1+ 19. Bxd1 Rd8 20. g3 Bf6 21. Rc1 Bxc3 22. Be2 Bf6 23. a4 Rc8 24. Rb1 Rc2 25. Kf1 Bd5 26. Bd3 Rc3 27. Ba6 Bc4+ 28. Ke1 Bxa6 29. h4 Bd3 30. Rd1 Bc2 31. Rd7 Bxa4 32. Rxa7 Bb5 33. Ra8+ Be8 34. Rx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4" calcext:value-type="float">
            <text:p>34</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4" calcext:value-type="float">
            <text:p>34</text:p>
          </table:table-cell>
          <table:table-cell office:value-type="float" office:value="210.132869005203" calcext:value-type="float">
            <text:p>210.132869005203</text:p>
          </table:table-cell>
          <table:table-cell office:value-type="float" office:value="34" calcext:value-type="float">
            <text:p>34</text:p>
          </table:table-cell>
          <table:table-cell office:value-type="float" office:value="0" calcext:value-type="float">
            <text:p>0</text:p>
          </table:table-cell>
        </table:table-row>
        <table:table-row table:style-name="ro2">
          <table:table-cell office:value-type="string" calcext:value-type="string">
            <text:p>1765992773-9036</text:p>
          </table:table-cell>
          <table:table-cell office:value-type="string" calcext:value-type="string">
            <text:p>[White "Magnus Carlsen"]</text:p>
            <text:p>[Black "Stockfish"]</text:p>
            <text:p/>
            <text:p>1. e4 c6 2. d4 d6 3. Nc3 e5 4. Nf3 Qc7 5. Bc4 Nf6 6. O-O h6 7. a4 Bg4 8. Be3 Bh5 9. h3 Nbd7 10. Be2 Be7 11. Nh4 exd4 12. Bxh5 dxe3 13. fxe3 O-O 14. Nf5 Ne5 15. Nxe7+ Qxe7 16. Bf3 Rfe8 17. Qd4 a6 18. Rad1 Qf8 19. Qxd6 Re7 20. Qxe7 Nxf3+ 21. Rxf3 Qxe7 22. Rdf1 Rf8 23. Rf4 Ne8 24. R1f3 Nd6 25. b3 h5 26. Kf2 b5 27. axb5 axb5 28. Ke2 b4 29. Na4 Nxe4 30. Nb2 c5 31. Nc4 f5 32. Rxf5 Nc3+ 33. Kd3 Qd7+ 34.</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office:value-type="float" office:value="34" calcext:value-type="float">
            <text:p>34</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34" calcext:value-type="float">
            <text:p>34</text:p>
          </table:table-cell>
          <table:table-cell office:value-type="float" office:value="198.280359745026" calcext:value-type="float">
            <text:p>198.280359745026</text:p>
          </table:table-cell>
          <table:table-cell office:value-type="float" office:value="34" calcext:value-type="float">
            <text:p>34</text:p>
          </table:table-cell>
          <table:table-cell office:value-type="float" office:value="1" calcext:value-type="float">
            <text:p>1</text:p>
          </table:table-cell>
        </table:table-row>
        <table:table-row table:style-name="ro2">
          <table:table-cell office:value-type="string" calcext:value-type="string">
            <text:p>1765993061-3057</text:p>
          </table:table-cell>
          <table:table-cell office:value-type="string" calcext:value-type="string">
            <text:p>[White "Magnus Carlsen"]</text:p>
            <text:p>[Black "Stockfish"]</text:p>
            <text:p/>
            <text:p>1. e4 e5 2. Nf3 Nc6 3. d4 exd4 4. Bc4 Nf6 5. Nbd2 Bb4 6. a3 Bxd2+ 7. Nxd2 O-O 8. O-O d5 9. exd5 Nxd5 10. Nb3 Nb6 11. Bb5 Qf6 12. h3 Rd8 13. a4 a6 14. Be2 Bf5 15. Bd3 Bxd3 16. Re1 Bg6 17. a5 Nd5 18. Qg4 Ndb4 19. Bf4 Nxc2 20. Qg3 Nxa1 21. Rxa1 Rac8 22. Ra4 d3 23. Nd2 Qxb2 24. Qg4 Qc2 25. Rc4 Qd1+ 26. Qxd1 Nxa5 27. Rxc7 Rxc7 28. Bxc7 Rc8 29. Qa1 Nc6 30. Bf4 Nb4 31. Qa5 Nc2 32. g4 h6 33. h4 Rc6 34. Kh2 Nd4 35. Be3 Ne6 36. h5 Bh7 37. Qd5 Rc2 38. Qe5 Rc8 39. Kg3 Re8 40. Nc4 Ng5 41. Qx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1" calcext:value-type="float">
            <text:p>4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1" calcext:value-type="float">
            <text:p>41</text:p>
          </table:table-cell>
          <table:table-cell office:value-type="float" office:value="288.768529653549" calcext:value-type="float">
            <text:p>288.768529653549</text:p>
          </table:table-cell>
          <table:table-cell office:value-type="float" office:value="41" calcext:value-type="float">
            <text:p>41</text:p>
          </table:table-cell>
          <table:table-cell office:value-type="float" office:value="0" calcext:value-type="float">
            <text:p>0</text:p>
          </table:table-cell>
        </table:table-row>
        <table:table-row table:style-name="ro2">
          <table:table-cell office:value-type="string" calcext:value-type="string">
            <text:p>1765993197-7028</text:p>
          </table:table-cell>
          <table:table-cell office:value-type="string" calcext:value-type="string">
            <text:p>[White "Magnus Carlsen"]</text:p>
            <text:p>[Black "Stockfish"]</text:p>
            <text:p/>
            <text:p>1. e4 d6 2. d4 e5 3. dxe5 Nd7 4. exd6 Bxd6 5. Nf3 a5 6. Bc4 Ngf6 7. O-O Qe7 8. Nc3 O-O 9. Bg5 Ne5 10. Nd5 Qe8 11. Nxf6+ gxf6 12. Bxf6 Nxc4 13. Qd4 b5 14. Bh8 f6 15. Bxf6 Bg4 16. e5 Rxf6 17. exf6 Bxf3 18. gxf3 Kf7 19. Qd5+ Kxf6 20. Rae1 Qg8+ 21. Qxg8 Rxg8+ 22. Kh1 Rg5 23. Rg1 Rh5 24. Rg2 Nxb2 25. Reg1 Kf5 26. Rg8 Rxh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26" calcext:value-type="float">
            <text:p>26</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27" calcext:value-type="float">
            <text:p>27</text:p>
          </table:table-cell>
          <table:table-cell office:value-type="float" office:value="135.647633314133" calcext:value-type="float">
            <text:p>135.647633314133</text:p>
          </table:table-cell>
          <table:table-cell office:value-type="float" office:value="26" calcext:value-type="float">
            <text:p>26</text:p>
          </table:table-cell>
          <table:table-cell office:value-type="float" office:value="0" calcext:value-type="float">
            <text:p>0</text:p>
          </table:table-cell>
        </table:table-row>
        <table:table-row table:style-name="ro2">
          <table:table-cell office:value-type="string" calcext:value-type="string">
            <text:p>1765993339-3680</text:p>
          </table:table-cell>
          <table:table-cell office:value-type="string" calcext:value-type="string">
            <text:p>[White "Magnus Carlsen"]</text:p>
            <text:p>[Black "Stockfish"]</text:p>
            <text:p/>
            <text:p>1. e4 e5 2. Nf3 Nc6 3. Bb5 a6 4. Ba4 Nf6 5. d3 b5 6. Bb3 Be7 7. a4 Bb7 8. axb5 axb5 9. Rxa8 Qxa8 10. Bg5 O-O 11. O-O d6 12. Na3 b4 13. Nb5 Qc8 14. Nh4 Nd4 15. Bxf6 Bxf6 16. Nxd4 exd4 17. Nf5 g6 18. Nh6+ Kg7 19. Ng4 Be5 20. f4 Bf6 21. f5 Bg5 22. h4 Bxh4 23. Qc1 Qd8 24. f6+ Kh8 25. Qh6 Bxf6 26. Nxf6 Qxf6 27. Qxf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7" calcext:value-type="float">
            <text:p>27</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27" calcext:value-type="float">
            <text:p>27</text:p>
          </table:table-cell>
          <table:table-cell office:value-type="float" office:value="142.369534254074" calcext:value-type="float">
            <text:p>142.369534254074</text:p>
          </table:table-cell>
          <table:table-cell office:value-type="float" office:value="27" calcext:value-type="float">
            <text:p>27</text:p>
          </table:table-cell>
          <table:table-cell office:value-type="float" office:value="0" calcext:value-type="float">
            <text:p>0</text:p>
          </table:table-cell>
        </table:table-row>
        <table:table-row table:style-name="ro2">
          <table:table-cell office:value-type="string" calcext:value-type="string">
            <text:p>1765993707-5555</text:p>
          </table:table-cell>
          <table:table-cell office:value-type="string" calcext:value-type="string">
            <text:p>[White "Magnus Carlsen"]</text:p>
            <text:p>[Black "Stockfish"]</text:p>
            <text:p/>
            <text:p>1. e4 e6 2. d4 c5 3. d5 exd5 4. exd5 d6 5. c4 Nd7 6. Nc3 g6 7. Nf3 Ndf6 8. Bd3 Qe7+ 9. Be3 Ng4 10. O-O Nxe3 11. fxe3 Bg7 12. e4 Nh6 13. Qd2 Bd7 14. Rae1 f6 15. e5 fxe5 16. Ng5 Rd8 17. Ne6 Bc8 18. Nxg7+ Qxg7 19. Ne4 Nf5 20. Qg5 h6 21. Qf6 Qxf6 22. Nxf6+ Ke7 23. Ne4 Nd4 24. Rf6 Bf5 25. Rf1 h5 26. h3 Rhg8 27. g4 hxg4 28. hxg4 Rg7 29. gxf5 gxf5+ 30. Kf2 Rdg8 31. Rxd6 fxe4 32. Bxe4 Rf7+ 33. Ke1 Rxf1+ 34. Kxf1 Kxd6 35. Kf2 Rg4 36. Ke3 Rf4 37. Bf3 Nxf3 38. Kd3 Nd4 39. Kc3 Rf5 40. b4 Rf2 41. bxc5+ Kxc5 42. Kd3 Re2 43. Kc3 Re3+ 44. Kd2 Re2+ 45. Kd3 Rg2 46. Ke4 Re2+ 47. Kd3 e4+ 48. Kc3 a5 49. a3 a4 50. d6 Rc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50" calcext:value-type="float">
            <text:p>50</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1" calcext:value-type="float">
            <text:p>51</text:p>
          </table:table-cell>
          <table:table-cell office:value-type="float" office:value="367.324208974838" calcext:value-type="float">
            <text:p>367.324208974838</text:p>
          </table:table-cell>
          <table:table-cell office:value-type="float" office:value="50" calcext:value-type="float">
            <text:p>50</text:p>
          </table:table-cell>
          <table:table-cell office:value-type="float" office:value="0" calcext:value-type="float">
            <text:p>0</text:p>
          </table:table-cell>
        </table:table-row>
        <table:table-row table:style-name="ro2">
          <table:table-cell office:value-type="string" calcext:value-type="string">
            <text:p>1765993959-1337</text:p>
          </table:table-cell>
          <table:table-cell office:value-type="string" calcext:value-type="string">
            <text:p>[White "Magnus Carlsen"]</text:p>
            <text:p>[Black "Stockfish"]</text:p>
            <text:p/>
            <text:p>1. e4 e5 2. Nc3 Nc6 3. Be2 Nf6 4. Nf3 Bc5 5. O-O d6 6. Bb5 Bd7 7. d3 a6 8. Bxc6 Bxc6 9. Be3 Bxe3 10. fxe3 O-O 11. Qe1 Re8 12. Qg3 d5 13. exd5 Nxd5 14. Nxd5 Bxd5 15. b3 Bxf3 16. gxf3 Qd6 17. Kh1 Re6 18. Rf2 Rg6 19. Qh4 Re8 20. a3 Ree6 21. Qe4 Rh6 22. Rg1 Reg6 23. Rxg6 Rxg6 24. Qb4 Qxb4 25. axb4 Rb6 26. c3 Rc6 27. Rc2 Rd6 28. d4 exd4 29. exd4 Rf6 30. Kg2 Rg6+ 31. Kf2 Rh6 32. Kg3 Rg6+ 33. Kf2 Rh6 34. Kf1 Rf6 35. Ke2 Re6+ 36. Kd1 Rf6 37. Re2 Rxf3 38. R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8" calcext:value-type="float">
            <text:p>38</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8" calcext:value-type="float">
            <text:p>38</text:p>
          </table:table-cell>
          <table:table-cell office:value-type="float" office:value="252.113010644913" calcext:value-type="float">
            <text:p>252.113010644913</text:p>
          </table:table-cell>
          <table:table-cell office:value-type="float" office:value="38" calcext:value-type="float">
            <text:p>38</text:p>
          </table:table-cell>
          <table:table-cell office:value-type="float" office:value="0" calcext:value-type="float">
            <text:p>0</text:p>
          </table:table-cell>
        </table:table-row>
        <table:table-row table:style-name="ro2">
          <table:table-cell office:value-type="string" calcext:value-type="string">
            <text:p>1765994308-8094</text:p>
          </table:table-cell>
          <table:table-cell office:value-type="string" calcext:value-type="string">
            <text:p>[White "Magnus Carlsen"]</text:p>
            <text:p>[Black "Stockfish"]</text:p>
            <text:p/>
            <text:p>1. e4 c5 2. Nf3 e6 3. d4 Be7 4. d5 exd5 5. exd5 Qc7 6. c4 d6 7. Nc3 a6 8. Bd3 Nd7 9. O-O h6 10. Re1 Ngf6 11. Bf4 Kf8 12. Qe2 Qd8 13. Ne4 Ne8 14. Ng3 Ndf6 15. Nf5 Bxf5 16. Bxf5 Ng8 17. Rad1 g6 18. Bh3 b6 19. Nd2 Ngf6 20. Ne4 Ng7 21. Nxf6 Bxf6 22. Qf3 h5 23. Qg3 Be7 24. Re2 Kg8 25. Rde1 Ra7 26. Bg5 Bxg5 27. Qxg5 Qxg5 28. Re8+ Nxe8 29. Rxe8+ Kg7 30. Re1 Qd2 31. Rf1 Re7 32. g3 Qxb2 33. Bg2 Re2 34. h4 a5 35. Bf3 Rc2 36. Kg2 Rd2 37. Be4 Re8 38. Bf3 Re5 39. Be4 Rxe4 40. Kf3 Rde2 41. Kg2 Rd2 42. Kf3 Rde2 43. Kg2 Rd2 44. Kf3 Re1 45. Rxe1 Rxf2+ 46. Ke3 Qd2+ 47. Ke4 Qd4#</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7" calcext:value-type="float">
            <text:p>47</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8" calcext:value-type="float">
            <text:p>48</text:p>
          </table:table-cell>
          <table:table-cell office:value-type="float" office:value="349.465930461884" calcext:value-type="float">
            <text:p>349.465930461884</text:p>
          </table:table-cell>
          <table:table-cell office:value-type="float" office:value="47" calcext:value-type="float">
            <text:p>47</text:p>
          </table:table-cell>
          <table:table-cell office:value-type="float" office:value="0" calcext:value-type="float">
            <text:p>0</text:p>
          </table:table-cell>
        </table:table-row>
        <table:table-row table:style-name="ro2">
          <table:table-cell office:value-type="string" calcext:value-type="string">
            <text:p>1765994511-8479</text:p>
          </table:table-cell>
          <table:table-cell office:value-type="string" calcext:value-type="string">
            <text:p>[White "Magnus Carlsen"]</text:p>
            <text:p>[Black "Stockfish"]</text:p>
            <text:p/>
            <text:p>1. d4 d5 2. Bf4 Nf6 3. Nf3 e6 4. Nbd2 Bd6 5. e3 Bxf4 6. c4 Bd6 7. g4 dxc4 8. a3 Nxg4 9. Nxc4 Nf6 10. Nfe5 Bxe5 11. Rg1 Bd6 12. Rxg7 Rg8 13. Rxg8+ Nxg8 14. Qh5 Nf6 15. Qh4 Be7 16. f4 Ne4 17. Qxh7 Nf6 18. Qh4 Ne4 19. Qh8+ Bf8 20. Ne5 Qf6 21. Qh3 Nd7 22. Bd3 Nxe5 23. dxe5 Qg6 24. Bxe4 Qxe4 25. O-O-O Bd7 26. Rg1 O-O-O 27. Rg8 Bc6 28. Qg4 Qxe3+ 29. Kb1 Qd3+ 30. Kc1 Qd2+ 31. Kb1 Be4+ 32. Ka2 Bd5+ 33. Kb1 Qd3+ 34. Kc1 Bb3 35. Qf5 Qd1#</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5" calcext:value-type="float">
            <text:p>35</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6" calcext:value-type="float">
            <text:p>36</text:p>
          </table:table-cell>
          <table:table-cell office:value-type="float" office:value="202.288162469864" calcext:value-type="float">
            <text:p>202.288162469864</text:p>
          </table:table-cell>
          <table:table-cell office:value-type="float" office:value="35" calcext:value-type="float">
            <text:p>35</text:p>
          </table:table-cell>
          <table:table-cell office:value-type="float" office:value="0" calcext:value-type="float">
            <text:p>0</text:p>
          </table:table-cell>
        </table:table-row>
        <table:table-row table:style-name="ro2">
          <table:table-cell office:value-type="string" calcext:value-type="string">
            <text:p>1765994913-9124</text:p>
          </table:table-cell>
          <table:table-cell office:value-type="string" calcext:value-type="string">
            <text:p>[White "Magnus Carlsen"]</text:p>
            <text:p>[Black "Stockfish"]</text:p>
            <text:p/>
            <text:p>1. e4 e5 2. Nf3 Nf6 3. Nc3 Bb4 4. d3 Qe7 5. Bd2 O-O 6. Be2 d6 7. O-O Ba5 8. a3 c6 9. b4 Bc7 10. Bg5 h6 11. Bh4 Nbd7 12. d4 Re8 13. d5 Nf8 14. dxc6 g5 15. Nxg5 Ng6 16. Nf3 Nxh4 17. Nxh4 Bb6 18. Nf5 Bxf5 19. exf5 bxc6 20. Bf3 Bd4 21. Qd3 Rec8 22. Rad1 d5 23. Ne2 Bb6 24. Ng3 Kh7 25. Nh5 Rg8 26. Nxf6+ Qxf6 27. c4 e4 28. Bxe4 dxe4 29. Qxe4 Rae8 30. Qf3 Re5 31. c5 Bc7 32. Rd7 Bb8 33. Rfd1 Rxf5 34. Qe4 Rg6 35. Rd8 Bc7 36. R8d7 Bb8 37. Rb7 Rxf2 38. Rxb8 h5 39. Rbd8 h4 40. R8d6 Qe7 41. Qxe7 Rgxg2+ 42. Kh1 Rxh2+ 43. Kg1 Rhg2+ 44. Kh1 Rh2+ 45. Kg1 Rhg2+ 46. Kh1 Rh2+ 47. Kg1 Rfg2+ 48. Kf1 Rg1+ 49. Kxg1 Kg7 50. Kxh2 a6 51. Rg1+ Kh7 52. Qxf7+ Kh8 53. Rd8#</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3" calcext:value-type="float">
            <text:p>5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3" calcext:value-type="float">
            <text:p>53</text:p>
          </table:table-cell>
          <table:table-cell office:value-type="float" office:value="402.115691661835" calcext:value-type="float">
            <text:p>402.115691661835</text:p>
          </table:table-cell>
          <table:table-cell office:value-type="float" office:value="53" calcext:value-type="float">
            <text:p>53</text:p>
          </table:table-cell>
          <table:table-cell office:value-type="float" office:value="0" calcext:value-type="float">
            <text:p>0</text:p>
          </table:table-cell>
        </table:table-row>
        <table:table-row table:style-name="ro2">
          <table:table-cell office:value-type="string" calcext:value-type="string">
            <text:p>1765995833-4092</text:p>
          </table:table-cell>
          <table:table-cell office:value-type="string" calcext:value-type="string">
            <text:p>[White "Magnus Carlsen"]</text:p>
            <text:p>[Black "Stockfish"]</text:p>
            <text:p/>
            <text:p>1. a4 e5 2. e4 Nf6 3. Nf3 Nc6 4. Bb5 d6 5. d4 exd4 6. Nxd4 Bd7 7. a5 Nxd4 8. Bxd7+ Qxd7 9. Qxd4 Be7 10. Nc3 O-O 11. Bd2 Rfe8 12. O-O Bf8 13. Nd5 Nxd5 14. exd5 Qf5 15. Rac1 Re4 16. Qd3 Rae8 17. f3 R4e5 18. Qxf5 Rxf5 19. c4 Re2 20. Rf2 Rfe5 21. b4 g6 22. Kf1 Rxf2+ 23. Kxf2 Bg7 24. Be3 a6 25. Rb1 f5 26. b5 axb5 27. Bd4 Re8 28. Ba7 bxc4 29. Rxb7 c3 30. Rxc7 Ra8 31. Bb6 Be5 32. Ke1 Rb8 33. Kd1 Ra8 34. Ke2 Rb8 35. Kd1 Ra8 36. Rc6 Kf7 37. Kc2 Ke7 38. Rc7+ Ke8 39. Rxh7 Rc8 40. f4 Bxf4 41. a6 Be5 42. Rb7 Ra8 43. Ra7 Rxa7 44. Bxa7 Kd7 45. Bf2 Kc7 46. h3 Kb8 47. Bb6 Ka8 48. Kd3 Kb8 49. g4 fxg4 50. hxg4 Ka8 51. Bg1 Kb8 52. Bb6 Ka8 53. Bf2 Kb8 54. Be3 Ka8 55. Bf2 Kb8 56. Bg1 Ka8 57. Kc2 Kb8 58. Kb3 Ka8 59. Bf2 Kb8 60. Bg1 Ka8 61. Bf2 Kb8 62. Be3 Ka8 63. Bg1 Kb8 64. g5 Ka8 65. Kc2 Kb8 66. Kd3 Ka8 67. Bb6 Kb8 68. Bg1 Ka8 69. Ke2 Kb8 70. Bf2 Ka8 71. Bb6 Kb8 72. Bf2 Ka8 73. Kd3 Kb8 74. Bg1 Ka8 75. Bf2 Kb8 76. Kc2 Ka8 77. Kd3 Kb8 78. Ke2 Ka8 79. Bg1 Kb8 80. Bf2 Ka8 81. Bg1 Kb8 82. Kd3 Ka8 83. Bf2 Kb8 84. Kc2 Ka8 85. Kd3</text:p>
          </table:table-cell>
          <table:table-cell office:value-type="string" calcext:value-type="string">
            <text:p>1/2-1/2</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85" calcext:value-type="float">
            <text:p>85</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85" calcext:value-type="float">
            <text:p>85</text:p>
          </table:table-cell>
          <table:table-cell office:value-type="float" office:value="920.150861263275" calcext:value-type="float">
            <text:p>920.150861263275</text:p>
          </table:table-cell>
          <table:table-cell office:value-type="float" office:value="85" calcext:value-type="float">
            <text:p>85</text:p>
          </table:table-cell>
          <table:table-cell office:value-type="float" office:value="0" calcext:value-type="float">
            <text:p>0</text:p>
          </table:table-cell>
        </table:table-row>
        <table:table-row table:style-name="ro2">
          <table:table-cell office:value-type="string" calcext:value-type="string">
            <text:p>1765996039-6656</text:p>
          </table:table-cell>
          <table:table-cell office:value-type="string" calcext:value-type="string">
            <text:p>[White "Magnus Carlsen"]</text:p>
            <text:p>[Black "Stockfish"]</text:p>
            <text:p/>
            <text:p>1. e4 e5 2. Nf3 d5 3. exd5 Bd6 4. Nc3 Qe7 5. Be2 e4 6. Nd4 Nf6 7. O-O Qe5 8. g3 Qxd4 9. d3 Na6 10. Be3 Qe5 11. d4 Qf5 12. Bxa6 bxa6 13. Qe2 Qg6 14. f3 exf3 15. Rxf3 Bg4 16. Raf1 Bxf3 17. Qxf3 Rd8 18. Ne2 O-O 19. Nf4 Qxc2 20. Nh5 Nxh5 21. Qxh5 Rde8 22. Bf4 Qe4 23. Qg4 Bxf4 24. Rxf4 Qb1+ 25. Kg2 Kh8 26. Kh3 Qg6 27. Qf3 f6 28. Rg4 Qc2 29. Qf4 f5 30. Rg5 Re2 31. Qh4 Rxh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1" calcext:value-type="float">
            <text:p>31</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2" calcext:value-type="float">
            <text:p>32</text:p>
          </table:table-cell>
          <table:table-cell office:value-type="float" office:value="205.948982954025" calcext:value-type="float">
            <text:p>205.948982954025</text:p>
          </table:table-cell>
          <table:table-cell office:value-type="float" office:value="31" calcext:value-type="float">
            <text:p>31</text:p>
          </table:table-cell>
          <table:table-cell office:value-type="float" office:value="0" calcext:value-type="float">
            <text:p>0</text:p>
          </table:table-cell>
        </table:table-row>
        <table:table-row table:style-name="ro2">
          <table:table-cell office:value-type="string" calcext:value-type="string">
            <text:p>1765996822-8889</text:p>
          </table:table-cell>
          <table:table-cell office:value-type="string" calcext:value-type="string">
            <text:p>[White "Magnus Carlsen"]</text:p>
            <text:p>[Black "Stockfish"]</text:p>
            <text:p/>
            <text:p>1. Nf3 d5 2. d4 Nf6 3. c4 c6 4. Nc3 e6 5. Bg5 Be7 6. Bxf6 Bxf6 7. Qb3 O-O 8. e3 Nd7 9. Be2 dxc4 10. Qxc4 Nb6 11. Qb3 Nd5 12. Rd1 Nxc3 13. Qxc3 Qb6 14. g4 c5 15. Ne5 cxd4 16. exd4 Rd8 17. O-O Bd7 18. Rd2 Bb5 19. Bxb5 Qxb5 20. f4 Rac8 21. Qf3 Qd5 22. g5 Qxf3 23. Rxf3 Bxe5 24. fxe5 Rd5 25. b3 Rcd8 26. Rfd3 Kf8 27. a4 Ke7 28. Kg2 Rc8 29. Kf2 Rc1 30. Rd1 Rc2+ 31. Kg3 Rb2 32. R1d2 Rxd2 33. Rxd2 Kd7 34. Kf3 Kc6 35. b4 a5 36. b5+ Kb6 37. Kf4 Rd8 38. Rd3 Rc8 39. Ke4 Rc4 40. Rf3 Rxa4 41. h4 Kxb5 42. Rxf7 Ra1 43. Rxb7+ Kc6 44. Ra7 a4 45. Re7 a3 46. Rxe6+ Kb5 47. Kd5 a2 48. Re8 Rc1 49. Rb8+ Ka6 50. Ra8+ Kb7 51. Rxa2 Rh1 52. Rf2 Rxh4 53. Rf3 Rg4 54. Rf5 Kc7 55. Rf7+ Kd8 56. Ra7 Rxg5 57. Kd6 Ke8 58. Ra8+ Kf7 59. e6+ Kf6 60. d5 Rg1 61. Rh8 h6 62. Rf8+ Kg6 63. e7 Re1 64. Rb8 h5 65. e8=Q+ Rxe8 66. Rxe8 Kg5 67. Ke6 g6 68. Ke5 Kg4 69. Kd4 g5 70. d6 h4 71. Rb8 h3 72. d7 h2 73. Rb1 Kg3 74. d8=Q Kg2 75. Qxg5+ Kf2 76. Rc1 Kf3 77. Rf1+ Ke2 78. Qg2#</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78" calcext:value-type="float">
            <text:p>78</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8" calcext:value-type="float">
            <text:p>78</text:p>
          </table:table-cell>
          <table:table-cell office:value-type="float" office:value="783.210283279419" calcext:value-type="float">
            <text:p>783.210283279419</text:p>
          </table:table-cell>
          <table:table-cell office:value-type="float" office:value="78" calcext:value-type="float">
            <text:p>78</text:p>
          </table:table-cell>
          <table:table-cell office:value-type="float" office:value="0" calcext:value-type="float">
            <text:p>0</text:p>
          </table:table-cell>
        </table:table-row>
        <table:table-row table:style-name="ro2">
          <table:table-cell office:value-type="string" calcext:value-type="string">
            <text:p>1765997425-6273</text:p>
          </table:table-cell>
          <table:table-cell office:value-type="string" calcext:value-type="string">
            <text:p>[White "Magnus Carlsen"]</text:p>
            <text:p>[Black "Stockfish"]</text:p>
            <text:p/>
            <text:p>1. e4 c6 2. d4 d5 3. e5 Bf5 4. Nf3 h6 5. Bd3 Qc8 6. O-O Bxd3 7. Qxd3 Na6 8. c3 e6 9. Be3 Qd7 10. Nbd2 Qc8 11. Nb3 Be7 12. Rac1 Nc7 13. c4 Bd8 14. cxd5 cxd5 15. Nc5 Ne7 16. Nh4 Nc6 17. Nf3 b6 18. Nb3 Nb4 19. Qb1 Qd7 20. a3 Qa4 21. Nbd2 Nc6 22. b4 Nb8 23. Qb2 Nb5 24. Rc3 Nxc3 25. Qxc3 Qc6 26. Qb2 Qd7 27. Rc1 Be7 28. Nb3 O-O 29. Nfd2 Rc8 30. Rxc8+ Qxc8 31. Nf3 Nd7 32. Nfd2 Qc7 33. Nf3 Nf8 34. Nfd2 Qc6 35. Nf3 Qa4 36. Nfd2 h5 37. Nf3 Qa6 38. Nfd2 Qd3 39. Nc1 Qa6 40. Nf3 Qa4 41. Nd2 a5 42. bxa5 Qxa5 43. Ncb3 Qa4 44. Nb1 Qc4 45. N1d2 Qc7 46. Nb1 h4 47. N1d2 h3 48. g3 Ng6 49. Nf3 Qc6 50. Ne1 Qc8 51. Nd3 Rxa3 52. Nf4 Ra7 53. Nxh3 Bf8 54. Nf4 Qe8 55. Nxg6 fxg6 56. Nd2 Rb7 57. Nf3 Kh8 58. Ng5 Qd7 59. Qe2 Be7 60. Qg4 Bxg5 61. Qxg5 Qe8 62. Qh4+ Kg8 63. Qg5 Rc7 64. Qf4 b5 65.</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office:value-type="float" office:value="65" calcext:value-type="float">
            <text:p>65</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65" calcext:value-type="float">
            <text:p>65</text:p>
          </table:table-cell>
          <table:table-cell office:value-type="float" office:value="603.227157115936" calcext:value-type="float">
            <text:p>603.227157115936</text:p>
          </table:table-cell>
          <table:table-cell office:value-type="float" office:value="65" calcext:value-type="float">
            <text:p>65</text:p>
          </table:table-cell>
          <table:table-cell office:value-type="float" office:value="1" calcext:value-type="float">
            <text:p>1</text:p>
          </table:table-cell>
        </table:table-row>
        <table:table-row table:style-name="ro2">
          <table:table-cell office:value-type="string" calcext:value-type="string">
            <text:p>1765997718-2244</text:p>
          </table:table-cell>
          <table:table-cell office:value-type="string" calcext:value-type="string">
            <text:p>[White "Magnus Carlsen"]</text:p>
            <text:p>[Black "Stockfish"]</text:p>
            <text:p/>
            <text:p>1. d4 d5 2. Nf3 Nf6 3. Bg5 e6 4. Nbd2 Be7 5. e3 O-O 6. h3 Nbd7 7. Bf4 c5 8. c3 cxd4 9. cxd4 b6 10. Be2 Bb7 11. Qb3 Rc8 12. Bd3 Ne4 13. O-O Ndf6 14. Rfc1 Qd7 15. Ne5 Qd8 16. Nf1 Nd7 17. Rxc8 Qxc8 18. Qd1 Nxe5 19. Rc1 Qd7 20. Bxe5 Bd6 21. Bxe4 dxe4 22. Bh2 Bxh2+ 23. Nxh2 Rc8 24. Nf1 Rxc1 25. Qxc1 Qc6 26. Qd1 Qc4 27. Ng3 Qxa2 28. Qc1 Qd5 29. Qc7 h6 30. h4 Qc6 31. Qd8+ Kh7 32. Qe7 Kg6 33. Ne2 Qc2 34. Nf4+ Kh7 35. Qxf7 Qc1+ 36. Kh2 Qxb2 37. Nh5 Kh8 38. Qf8+ Kh7 39. Qf7 Kh8 40. Qxb7 Qxf2 41. Qxg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1" calcext:value-type="float">
            <text:p>4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1" calcext:value-type="float">
            <text:p>41</text:p>
          </table:table-cell>
          <table:table-cell office:value-type="float" office:value="292.99776506424" calcext:value-type="float">
            <text:p>292.99776506424</text:p>
          </table:table-cell>
          <table:table-cell office:value-type="float" office:value="41" calcext:value-type="float">
            <text:p>41</text:p>
          </table:table-cell>
          <table:table-cell office:value-type="float" office:value="0" calcext:value-type="float">
            <text:p>0</text:p>
          </table:table-cell>
        </table:table-row>
        <table:table-row table:style-name="ro2">
          <table:table-cell office:value-type="string" calcext:value-type="string">
            <text:p>1765998383-2230</text:p>
          </table:table-cell>
          <table:table-cell office:value-type="string" calcext:value-type="string">
            <text:p>[White "Magnus Carlsen"]</text:p>
            <text:p>[Black "Stockfish"]</text:p>
            <text:p/>
            <text:p>1. e4 c6 2. d4 d5 3. e5 Bf5 4. Nf3 e6 5. Be2 Ne7 6. O-O c5 7. c4 dxc4 8. Bxc4 Nec6 9. d5 b5 10. Bxb5 exd5 11. Nc3 Be6 12. Ng5 Be7 13. Nxe6 fxe6 14. Qh5+ Kd7 15. Qf7 Qg8 16. Qxg8 Rxg8 17. Bf4 Rc8 18. Rac1 a6 19. Ba4 Ke8 20. Rfd1 Ra7 21. Bg3 Nd7 22. f4 g6 23. Bf2 Rb7 24. b3 Kf7 25. Ne2 Ncb8 26. Ng3 Kg8 27. Ne2 h5 28. g3 Kf8 29. Kg2 Kf7 30. h3 g5 31. fxg5 Nb6 32. h4 Bf8 33. Nf4 d4 34. Nxh5 Rbc7 35. Nf6 Rb7 36. Ne4 Be7 37. Nd6+ Bxd6 38. exd6 e5 39. Rf1 Ke6 40. Bxd4 exd4 41. Rf6+ Kd5 42. Re1 Nxa4 43. bxa4 d3 44. Rd1 Rb2+ 45. Kh3 c4 46. Rf5+ Kxd6 47. Rf6+ Kc5 48. Rf5+ Kd6 49. Rf6+ Ke5 50. Rf7 Nc6 51. Re1+ Kd6 52. Rf6+ Kd5 53. Rf5+ Kd6 54. Rf6+ Kc5 55. Rf5+ Kb6 56. Rf6 d2 57. Rd1 c3 58. Rf2 a5 59. Rf3 Ne5 60. Re3 Rc5 61. Re2 Kc7 62. Re3 c2 63. Rxd2 c1=Q 64. Rxe5 Qf1+ 65. Kg4 Rb4+ 66. Rd4 Rxd4+ 67. Re4 Rxe4+ 68. Kh5 Qf7+ 69. Kh6 Rc6+ 70. g6 Rxg6+ 71. Kh5 Rxg3+ 72. Kh6 Qg6#</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72" calcext:value-type="float">
            <text:p>72</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73" calcext:value-type="float">
            <text:p>73</text:p>
          </table:table-cell>
          <table:table-cell office:value-type="float" office:value="665.175271511078" calcext:value-type="float">
            <text:p>665.175271511078</text:p>
          </table:table-cell>
          <table:table-cell office:value-type="float" office:value="72" calcext:value-type="float">
            <text:p>72</text:p>
          </table:table-cell>
          <table:table-cell office:value-type="float" office:value="0" calcext:value-type="float">
            <text:p>0</text:p>
          </table:table-cell>
        </table:table-row>
        <table:table-row table:style-name="ro2">
          <table:table-cell office:value-type="string" calcext:value-type="string">
            <text:p>1765998631-7434</text:p>
          </table:table-cell>
          <table:table-cell office:value-type="string" calcext:value-type="string">
            <text:p>[White "Magnus Carlsen"]</text:p>
            <text:p>[Black "Stockfish"]</text:p>
            <text:p/>
            <text:p>1. e3 e5 2. Be2 d5 3. c4 d4 4. exd4 exd4 5. Qb3 Nc6 6. a3 Nf6 7. Nf3 Bc5 8. h3 O-O 9. Kf1 Re8 10. Qc2 Qe7 11. Qd1 Bf5 12. d3 Rad8 13. b4 Bd6 14. Ra2 Ne5 15. Nxe5 Qxe5 16. g3 c5 17. Kg2 cxb4 18. Bf3 bxa3 19. g4 Bg6 20. Ra1 b5 21. cxb5 Qxb5 22. h4 Bxd3 23. Nxa3 Qa6 24. Re1 Rxe1 25. Qxe1 Re8 26. Qh1 Be4 27. Qd1 Bxf3+ 28. Kg1 Bxd1 29. f4 Bxg4 30. Nc2 Qxa1 31. Nxa1 Re1+ 32. Kh2 Rxc1 33. Nb3 Rc2+ 34. Kh1 Bxf4 35. Nd2 Rxd2 36. Kg1 Be3+ 37. Kf1 Bh3+ 38. Ke1 Ne4 39. h5 Nc3 40. h6 Rd1#</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1" calcext:value-type="float">
            <text:p>41</text:p>
          </table:table-cell>
          <table:table-cell office:value-type="float" office:value="247.433944225311" calcext:value-type="float">
            <text:p>247.433944225311</text:p>
          </table:table-cell>
          <table:table-cell office:value-type="float" office:value="40" calcext:value-type="float">
            <text:p>40</text:p>
          </table:table-cell>
          <table:table-cell office:value-type="float" office:value="0" calcext:value-type="float">
            <text:p>0</text:p>
          </table:table-cell>
        </table:table-row>
        <table:table-row table:style-name="ro2">
          <table:table-cell office:value-type="string" calcext:value-type="string">
            <text:p>1765999244-5405</text:p>
          </table:table-cell>
          <table:table-cell office:value-type="string" calcext:value-type="string">
            <text:p>[White "Magnus Carlsen"]</text:p>
            <text:p>[Black "Stockfish"]</text:p>
            <text:p/>
            <text:p>1. e4 e6 2. d4 c5 3. d5 exd5 4. exd5 Nf6 5. Nc3 d6 6. Nf3 Be7 7. Be2 h6 8. O-O Bf5 9. Bf4 Nbd7 10. Nb5 Ne4 11. Bd3 Ndf6 12. Re1 O-O 13. Nh4 Bh7 14. f3 a6 15. Nc3 Nxc3 16. bxc3 Re8 17. Bxh7+ Kf8 18. Bd3 Nxd5 19. Nf5 Nxf4 20. Nxe7 Rxe7 21. Rxe7 Qxe7 22. Qd2 g5 23. Re1 Ne6 24. Bf5 Re8 25. Bxe6 Kg7 26. Qd5 b6 27. Qf5 Qf6 28. Qxf6+ Kxf6 29. Bg4 Rxe1+ 30. Kf2 Rb1 31. Ke3 Kg7 32. Kd3 Rb2 33. Kc4 Kg6 34. Kd5 b5 35. Kxd6 Rxa2 36. Kxc5 Ra1 37. Kb6 f5 38. Bh3 Ra3 39. g4 Kf6 40. gxf5 Ra1 41. Kc5 Rh1 42. Kb6 h5 43. Kxa6 Kf7 44. Kxb5 Rxh2 45. Kc4 Rxh3 46. Kd4 Rxf3 47. Ke4 Rf4+ 48. Ke5 Rf2 49. c4 h4 50. c5 h3 51. c6 Rxc2 52. Kd6 g4 53. c7 h2 54. Kd7 Rxc7+ 55. Kxc7 Kf6 56. Kd6 Kxf5 57. Kd5 Kf4 58. Kd4 h1=Q 59. Kd3 Qd1+ 60. Kc4 Qd6 61. Kc3 g3 62. Kc4 Kf3 63. Kc3 g2 64. Kc4 g1=Q 65. Kc3 Qf4 66. Kc2 Qc4+ 67. Kb2 Qgf1 68. Ka3 Qfc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68" calcext:value-type="float">
            <text:p>6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69" calcext:value-type="float">
            <text:p>69</text:p>
          </table:table-cell>
          <table:table-cell office:value-type="float" office:value="613.058360815048" calcext:value-type="float">
            <text:p>613.058360815048</text:p>
          </table:table-cell>
          <table:table-cell office:value-type="float" office:value="68" calcext:value-type="float">
            <text:p>68</text:p>
          </table:table-cell>
          <table:table-cell office:value-type="float" office:value="0" calcext:value-type="float">
            <text:p>0</text:p>
          </table:table-cell>
        </table:table-row>
        <table:table-row table:style-name="ro2">
          <table:table-cell office:value-type="string" calcext:value-type="string">
            <text:p>1765999487-1762</text:p>
          </table:table-cell>
          <table:table-cell office:value-type="string" calcext:value-type="string">
            <text:p>[White "Magnus Carlsen"]</text:p>
            <text:p>[Black "Stockfish"]</text:p>
            <text:p/>
            <text:p>1. e4 e5 2. Nf3 Nc6 3. d4 exd4 4. Nxd4 Nxd4 5. Qxd4 d6 6. Nc3 Nf6 7. h3 Be7 8. Be3 O-O 9. O-O-O c5 10. Qc4 Be6 11. Qd3 a6 12. Kb1 b5 13. Nd5 Nxd5 14. exd5 Bd7 15. Bf4 c4 16. Qg3 Bf6 17. h4 Bf5 18. Be2 Qa5 19. Bxd6 Rfd8 20. Qf4 Bg6 21. h5 Bxc2+ 22. Kxc2 Qxa2 23. Be5 Qb3+ 24. Kb1 Bxe5 25. Qc1 c3 26. Rh3 c2+ 27. Qxc2 Qxc2+ 28. Kxc2 Rac8+ 29. Kb3 a5 30. Bxb5 Rb8 31. Ka4 Rd6 32. Rc3 Bxc3 33. bxc3 Rxb5 34. Kxb5 Rf6 35. d6 Rxf2 36. d7 Rb2+ 37. Kc6 Rb8 38. d8=Q+ Rxd8 39. Rxd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9" calcext:value-type="float">
            <text:p>39</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9" calcext:value-type="float">
            <text:p>39</text:p>
          </table:table-cell>
          <table:table-cell office:value-type="float" office:value="243.415263652802" calcext:value-type="float">
            <text:p>243.415263652802</text:p>
          </table:table-cell>
          <table:table-cell office:value-type="float" office:value="39" calcext:value-type="float">
            <text:p>39</text:p>
          </table:table-cell>
          <table:table-cell office:value-type="float" office:value="0" calcext:value-type="float">
            <text:p>0</text:p>
          </table:table-cell>
        </table:table-row>
        <table:table-row table:style-name="ro2">
          <table:table-cell office:value-type="string" calcext:value-type="string">
            <text:p>1765999841-2664</text:p>
          </table:table-cell>
          <table:table-cell office:value-type="string" calcext:value-type="string">
            <text:p>[White "Magnus Carlsen"]</text:p>
            <text:p>[Black "Stockfish"]</text:p>
            <text:p/>
            <text:p>1. e4 c6 2. d4 d5 3. e5 e6 4. Nf3 h6 5. Bd3 Bd7 6. O-O c5 7. c3 Nc6 8. Be3 c4 9. Bc2 b5 10. Nbd2 Rb8 11. a3 a5 12. Re1 Nge7 13. Nf1 Qc7 14. Ng3 Kd8 15. Nh5 Kc8 16. Nh4 b4 17. axb4 g6 18. Nf6 Rb5 19. bxa5 Rxa5 20. Rxa5 Qxa5 21. Qa1 Qxa1 22. Rxa1 Bg7 23. Ra8+ Nb8 24. Nxd7 Kxd7 25. Ra7+ Ke8 26. Ba4+ Nec6 27. Ra8 Ke7 28. Bxc6 Rd8 29. Ba4 Bh8 30. Bxh6 Nc6 31. Rxd8 Kxd8 32. Bxc6 f5 33. exf6 Bxf6 34. Nxg6 Be7 35. Nxe7 Kxe7 36. Bg5+ Kd6 37. Ba4 e5 38. dxe5+ Kxe5 39. h4 d4 40. cxd4+ Kd5 41. Be3 c3 42. bxc3 Kc4 43. h5 Kxc3 44. h6 Kb2 45. h7 Kb1 46. h8=Q Ka2 47. Qb8 Ka1 48. Bc2 Ka2 49. Qb3+ Ka1 50. Qb1#</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0" calcext:value-type="float">
            <text:p>50</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0" calcext:value-type="float">
            <text:p>50</text:p>
          </table:table-cell>
          <table:table-cell office:value-type="float" office:value="353.542010545731" calcext:value-type="float">
            <text:p>353.542010545731</text:p>
          </table:table-cell>
          <table:table-cell office:value-type="float" office:value="50" calcext:value-type="float">
            <text:p>50</text:p>
          </table:table-cell>
          <table:table-cell office:value-type="float" office:value="0" calcext:value-type="float">
            <text:p>0</text:p>
          </table:table-cell>
        </table:table-row>
        <table:table-row table:style-name="ro2">
          <table:table-cell office:value-type="string" calcext:value-type="string">
            <text:p>1766000092-9556</text:p>
          </table:table-cell>
          <table:table-cell office:value-type="string" calcext:value-type="string">
            <text:p>[White "Magnus Carlsen"]</text:p>
            <text:p>[Black "Stockfish"]</text:p>
            <text:p/>
            <text:p>1. e4 e5 2. Nf3 Nc6 3. Bb5 a6 4. Ba4 Nf6 5. O-O Be7 6. d3 b5 7. Bb3 O-O 8. h3 d6 9. a4 Bb7 10. Be3 Na5 11. Ba2 b4 12. Nbd2 c5 13. Re1 Nc6 14. Rc1 Nd4 15. Nh2 a5 16. Nc4 Ba6 17. Bd2 Bxc4 18. Bxc4 d5 19. Bb3 Nxb3 20. cxb3 dxe4 21. Bg5 exd3 22. Rxe5 h6 23. Bh4 Rc8 24. Qf3 d2 25. Rd1 Re8 26. Qe3 Bd6 27. Bxf6 Qxf6 28. Rxe8+ Rxe8 29. Qxe8+ Kh7 30. Qe3 Bf4 31. Qxc5 Qxb2 32. Nf1 Qxb3 33. Qf5+ g6 34. Qg4 Bg5 35. h4 Bf6 36. h5 Bg5 37. Qf3 Qxa4 38. Qxf7+ Kh8 39. hxg6 Qxd1 40. Qh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0" calcext:value-type="float">
            <text:p>40</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0" calcext:value-type="float">
            <text:p>40</text:p>
          </table:table-cell>
          <table:table-cell office:value-type="float" office:value="251.509917974472" calcext:value-type="float">
            <text:p>251.509917974472</text:p>
          </table:table-cell>
          <table:table-cell office:value-type="float" office:value="40" calcext:value-type="float">
            <text:p>40</text:p>
          </table:table-cell>
          <table:table-cell office:value-type="float" office:value="0" calcext:value-type="float">
            <text:p>0</text:p>
          </table:table-cell>
        </table:table-row>
        <table:table-row table:style-name="ro2">
          <table:table-cell office:value-type="string" calcext:value-type="string">
            <text:p>1766001096-7040</text:p>
          </table:table-cell>
          <table:table-cell office:value-type="string" calcext:value-type="string">
            <text:p>[White "Magnus Carlsen"]</text:p>
            <text:p>[Black "Stockfish"]</text:p>
            <text:p/>
            <text:p>1. e4 e6 2. d4 c5 3. d5 Nf6 4. Nc3 d6 5. Bb5+ Nbd7 6. dxe6 fxe6 7. e5 Nd5 8. Nxd5 exd5 9. Qxd5 Qa5+ 10. Bd2 Qxb5 11. exd6 Qxb2 12. Rd1 Qf6 13. Nf3 Qxd6 14. Qh5+ g6 15. Qh4 Qe7+ 16. Be3 Qxh4 17. Nxh4 Ne5 18. O-O Nc6 19. Rfe1 Kf7 20. Nf3 Bg4 21. Ng5+ Kg8 22. f3 Bc8 23. Bf4 h6 24. Ne6 Bxe6 25. Rxe6 Rh7 26. Rxg6+ Kf7 27. Rgd6 Kg8 28. Rg6+ Kf7 29. Rgd6 Bxd6 30. Rxd6 a5 31. Rd7+ Ne7 32. Bd6 Re8 33. Bxc5 Kf8 34. Rxb7 Kg8 35. Ra7 Rg7 36. Rxa5 Rg6 37. Ra7 Nd5 38. Rd7 Nb6 39. Rd6 Rxd6 40. Bxd6 Ra8 41. a3 Rc8 42. Bb4 Nd5 43. c3 Kf7 44. Kf2 Nxb4 45. cxb4 Rc2+ 46. Kg3 Kf6 47. a4 Rb2 48. b5 Ke6 49. Kf4 Rb3 50. g4 Rb4+ 51. Kg3 Kf6 52. h4 Ke6 53. g5 hxg5 54. hxg5 Kf7 55. f4 Ke6 56. Kg4 Rxa4 57. b6 Kf7 58. Kf5 Ra5+ 59. Kg4 Rb5 60. f5 Rxb6 61. g6+ Kf6 62. Kf4 Rb3 63. Ke4 Rb5 64. Kf4 Rd5 65. Ke4 Rd6 66. Kf4 Rd4+ 67. Ke3 Rg4 68. Kf3 Rd4 69. Ke3 Ra4 70. Kf3 Rh4 71. Kg3 Rb4 72. Kf3 Rc4 73. Ke3 Ke5 74. Kd3 Rc7 75. Ke3 Kxf5 76. g7 Rxg7 77. Kd4 Rg4+ 78. Kd5 Rg8 79. Kd6 Rb8 80. Kd5 Rf8 81. Kd4 Rg8 82. Kd5 Rc8 83. Kd4 Rf8 84. Kd5 Rc8 85. Kd4 Rg8 86. Kd5 Re8 87. Kd4 Rh8 88. Kd5 Kf4 89. Kd4 Kf5 90. Kd5 Re8</text:p>
          </table:table-cell>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10000000000" calcext:value-type="float">
            <text:p>-10000000000</text:p>
          </table:table-cell>
          <table:table-cell table:number-columns-repeated="2" office:value-type="float" office:value="0" calcext:value-type="float">
            <text:p>0</text:p>
          </table:table-cell>
          <table:table-cell table:number-columns-repeated="2" office:value-type="float" office:value="90" calcext:value-type="float">
            <text:p>90</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91" calcext:value-type="float">
            <text:p>91</text:p>
          </table:table-cell>
          <table:table-cell office:value-type="float" office:value="1003.22801399231" calcext:value-type="float">
            <text:p>1003.22801399231</text:p>
          </table:table-cell>
          <table:table-cell office:value-type="float" office:value="90" calcext:value-type="float">
            <text:p>90</text:p>
          </table:table-cell>
          <table:table-cell office:value-type="float" office:value="0" calcext:value-type="float">
            <text:p>0</text:p>
          </table:table-cell>
        </table:table-row>
        <table:table-row table:style-name="ro2">
          <table:table-cell office:value-type="string" calcext:value-type="string">
            <text:p>1766001741-8044</text:p>
          </table:table-cell>
          <table:table-cell office:value-type="string" calcext:value-type="string">
            <text:p>[White "Magnus Carlsen"]</text:p>
            <text:p>[Black "Stockfish"]</text:p>
            <text:p/>
            <text:p>1. e4 e5 2. Nf3 Nc6 3. Nc3 Nf6 4. d3 Bb4 5. Be2 d6 6. a3 Bxc3+ 7. bxc3 Bg4 8. h3 Bxf3 9. Bxf3 O-O 10. a4 a5 11. h4 h6 12. g4 Nh7 13. Bg2 Qf6 14. g5 hxg5 15. hxg5 Nxg5 16. Qh5 Qh6 17. Qg4 Qg6 18. Bxg5 f6 19. Qe6+ Qf7 20. Qxf7+ Rxf7 21. Bc1 g5 22. Be3 Rh7 23. Ke2 Rxh1 24. Rxh1 Kg7 25. Rb1 b6 26. Bf3 Rh8 27. Bg2 Rh2 28. Rg1 Kg6 29. Bh1 Ne7 30. Bg2 f5 31. Bf3 f4 32. Bd2 Kf6 33. Be1 Ng6 34. Bg4 Nh4 35. Bh5 Ng6 36. Bxg6 Kxg6 37. Rf1 g4 38. Kd2 g3 39. Rg1 Kg5 40. Ke2 Kg4 41. c4 f3+ 42. Kf1 g2+ 43. Rxg2+ fxg2+ 44. Kg1 Rh1+ 45. Kxg2 Rxe1 46. c5 Re2 47. Kg1 Rxc2 48. d4 Rc1+ 49. Kh2 Rc2 50. dxe5 Rxf2+ 51. Kg1 Rf4 52. exd6 Rxe4 53. dxc7 Re8 54. cxb6 Rc8 55. Kf2 Kf5 56. b7 Rxc7 57. b8=Q Rc2+ 58. Ke3 Rc3+ 59. Kd4 Rc6 60. Qe5+ Kg6 61. Qe4+ Kf7 62. Qxc6 Ke7 63. Qd5 Kf6 64. Qc5 Ke6 65. Qe5+ Kd7 66. Kc5 Kc8 67. Kc6 Kd8 68. Qe1 Kc8 69. Qe7 Kb8 70. Qf7 Ka8 71. Qb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71" calcext:value-type="float">
            <text:p>7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1" calcext:value-type="float">
            <text:p>71</text:p>
          </table:table-cell>
          <table:table-cell office:value-type="float" office:value="645.134462356567" calcext:value-type="float">
            <text:p>645.134462356567</text:p>
          </table:table-cell>
          <table:table-cell office:value-type="float" office:value="71" calcext:value-type="float">
            <text:p>71</text:p>
          </table:table-cell>
          <table:table-cell office:value-type="float" office:value="0" calcext:value-type="float">
            <text:p>0</text:p>
          </table:table-cell>
        </table:table-row>
        <table:table-row table:style-name="ro2">
          <table:table-cell office:value-type="string" calcext:value-type="string">
            <text:p>1766002058-2902</text:p>
          </table:table-cell>
          <table:table-cell office:value-type="string" calcext:value-type="string">
            <text:p>[White "Magnus Carlsen"]</text:p>
            <text:p>[Black "Stockfish"]</text:p>
            <text:p/>
            <text:p>1. e4 d5 2. exd5 e6 3. dxe6 Qe7 4. Nf3 Bxe6 5. Be2 c5 6. O-O Qc7 7. d4 Bd6 8. d5 Bf5 9. Bb5+ Bd7 10. Re1+ Kf8 11. Bxd7 Qxd7 12. Nc3 h6 13. Ne4 Ne7 14. Nxd6 Qxd6 15. c4 Nd7 16. Qe2 Ng6 17. Bd2 b6 18. Bc3 h5 19. Ng5 Kg8 20. Qf3 Qf4 21. Qxf4 Nxf4 22. Re7 Nf8 23. Nxf7 Ne2+ 24. Rxe2 Kxf7 25. Rae1 Ng6 26. g3 Rhd8 27. f4 b5 28. b3 Re8 29. Rxe8 Rxe8 30. Rxe8 Kxe8 31. Bxg7 a5 32. cxb5 Ne7 33. d6 Ng6 34. b6 Nh4 35. b7 Kd7 36. b8=Q Ng2 37. Kxg2 h4 38. Qc7+ Ke6 39. Qe7+ Kd5 40. Qe5+ Kc6 41. d7 hxg3 42. d8=Q Kb7 43. Qdc7+ Ka6 44. Qed6+ Kb5 45. Qcb6#</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5" calcext:value-type="float">
            <text:p>45</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5" calcext:value-type="float">
            <text:p>45</text:p>
          </table:table-cell>
          <table:table-cell office:value-type="float" office:value="317.734173059464" calcext:value-type="float">
            <text:p>317.734173059464</text:p>
          </table:table-cell>
          <table:table-cell office:value-type="float" office:value="45" calcext:value-type="float">
            <text:p>45</text:p>
          </table:table-cell>
          <table:table-cell office:value-type="float" office:value="0" calcext:value-type="float">
            <text:p>0</text:p>
          </table:table-cell>
        </table:table-row>
        <table:table-row table:style-name="ro2">
          <table:table-cell office:value-type="string" calcext:value-type="string">
            <text:p>1766002949-8342</text:p>
          </table:table-cell>
          <table:table-cell office:value-type="string" calcext:value-type="string">
            <text:p>[White "Magnus Carlsen"]</text:p>
            <text:p>[Black "Stockfish"]</text:p>
            <text:p/>
            <text:p>1. c4 e5 2. d3 Nf6 3. Nf3 Nc6 4. Bd2 Bc5 5. Nc3 d6 6. g3 Bg4 7. Bg2 O-O 8. a3 a6 9. b4 Ba7 10. O-O Re8 11. Rc1 Nd4 12. Ng5 h6 13. Nge4 Nxe4 14. dxe4 Qf6 15. Kh1 Qe6 16. f3 Bh3 17. Be1 Bxg2+ 18. Kxg2 Qxc4 19. Nd5 Qxe2+ 20. Qxe2 Nxe2 21. Rd1 c6 22. Nc7 Rac8 23. Nxe8 Rxe8 24. h4 Nd4 25. h5 Re6 26. Bf2 Nc2 27. Bxa7 Nxa3 28. Rf2 Nc4 29. Kh1 Ne3 30. Bxe3 d5 31. Bc5 dxe4 32. Ba7 exf3 33. Be3 e4 34. g4 Re5 35. Rd8+ Kh7 36. Rd7 Rb5 37. Rd1 Rxb4 38. Kh2 Rb3 39. Re1 Rxe3 40. Rxe3 c5 41. Rc3 c4 42. Rfc2 b5 43. Ra2 b4 44. Rac2 bxc3 45. Kg3 a5 46. Rxc3 a4 47. Ra3 c3 48. Rxc3 a3 49. Rxa3 e3 50. Rxe3 f2 51. Kxf2 f6 52. Rf3 g6 53. Re3 gxh5 54. gxh5 Kg7 55. Re1 Kf7 56. Re3 Kg7 57. Re2 Kf7 58. Kg3 Kg7 59. Kf2 Kf7 60. Ra2 Kg7 61. Kf1 Kf7 62. Kf2 Kg7 63. Kf3 Kf7 64. Re2 Kg7 65. Kg4 Kf7 66. Kf3 Kg7 67. Ke3 Kf7 68. Ra2 Kg7 69. Kf3 Kf7 70. Re2 Kg7 71. Ke4 Kf7 72. Kf3 Kg7 73. Kg4 Kf7 74. Kf5 Kg7 75. Ke6 Kh7 76. Rg2 Kh8 77. Kf7 Kh7 78. Kxf6 Kh8 79. Rf2 Kh7 80. Rd2 Kh8 81. Rd7 Kg8 82. Kf5 Kh8 83. Kg6 Kg8 84. Rd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84" calcext:value-type="float">
            <text:p>84</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84" calcext:value-type="float">
            <text:p>84</text:p>
          </table:table-cell>
          <table:table-cell office:value-type="float" office:value="890.812068462372" calcext:value-type="float">
            <text:p>890.812068462372</text:p>
          </table:table-cell>
          <table:table-cell office:value-type="float" office:value="84" calcext:value-type="float">
            <text:p>84</text:p>
          </table:table-cell>
          <table:table-cell office:value-type="float" office:value="0" calcext:value-type="float">
            <text:p>0</text:p>
          </table:table-cell>
        </table:table-row>
        <table:table-row table:style-name="ro2">
          <table:table-cell office:value-type="string" calcext:value-type="string">
            <text:p>1766003572-3229</text:p>
          </table:table-cell>
          <table:table-cell office:value-type="string" calcext:value-type="string">
            <text:p>[White "Magnus Carlsen"]</text:p>
            <text:p>[Black "Stockfish"]</text:p>
            <text:p/>
            <text:p>1. e4 Nc6 2. Nf3 d5 3. exd5 Qxd5 4. Nc3 Qd7 5. Bb5 a6 6. Ba4 Qd6 7. O-O Nf6 8. d4 b5 9. Bb3 Bf5 10. d5 Na7 11. Nd4 Bd7 12. Qf3 Bg4 13. Qg3 c5 14. Qxd6 exd6 15. Re1+ Be7 16. Nc6 Nxc6 17. dxc6 c4 18. Bxc4 bxc4 19. Bg5 Kd8 20. Bxf6 Bxf6 21. Nd5 Ra7 22. Nxf6 gxf6 23. Re4 Bf5 24. Rxc4 Be6 25. Rd4 a5 26. Rxd6+ Kc7 27. Rad1 Rc8 28. Rd7+ Bxd7 29. Rxd7+ Kb6 30. Rxa7 Kxa7 31. g3 f5 32. Kg2 Ka6 33. Kf3 a4 34. Kf4 Kb6 35. Kxf5 a3 36. bxa3 Rc7 37. Kf6 Rxc6+ 38. Kxf7 Rxc2 39. Kg7 Rxf2 40. Kxh7 Rxh2+ 41. Kg6 Kc7 42. g4 Rg2 43. g5 Kd7 44. Kf6 Kd6 45. g6 Rf2+ 46. Kg7 Ke7 47. Kh7 Kf6 48. g7 Rh2+ 49. Kg8 Ke7 50. a4 Rd2 51. a5 Rg2 52. a6 Kf6 53. a7 Rxg7+ 54. Kf8 Rxa7 55. Ke8 Ra3 56. Kd7 Ra7+ 57. Kc6 Ke6 58. Kb6 Rf7 59. a4 Rf3 60. a5 Kd6 61. a6 Rb3+ 62. Ka7 Kd7 63. Ka8 Rg3 64. a7 Kc6 65. Kb8 Rg8#</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66" calcext:value-type="float">
            <text:p>66</text:p>
          </table:table-cell>
          <table:table-cell office:value-type="float" office:value="622.679402828217" calcext:value-type="float">
            <text:p>622.679402828217</text:p>
          </table:table-cell>
          <table:table-cell office:value-type="float" office:value="65" calcext:value-type="float">
            <text:p>65</text:p>
          </table:table-cell>
          <table:table-cell office:value-type="float" office:value="0" calcext:value-type="float">
            <text:p>0</text:p>
          </table:table-cell>
        </table:table-row>
        <table:table-row table:style-name="ro2">
          <table:table-cell office:value-type="string" calcext:value-type="string">
            <text:p>1766004247-3968</text:p>
          </table:table-cell>
          <table:table-cell office:value-type="string" calcext:value-type="string">
            <text:p>[White "Magnus Carlsen"]</text:p>
            <text:p>[Black "Stockfish"]</text:p>
            <text:p/>
            <text:p>1. d4 d5 2. c3 Nf6 3. Bf4 e6 4. Nf3 Bd6 5. Qc1 Bxf4 6. Qxf4 O-O 7. g4 Ne4 8. h4 Qf6 9. Qe3 Nc6 10. Bg2 Na5 11. Ne5 Nc4 12. Nxc4 dxc4 13. g5 Qf5 14. Bxe4 Qg4 15. Nd2 f5 16. Bc2 f4 17. Qf3 Qxf3 18. Nxf3 Bd7 19. O-O-O Bc6 20. Kd2 Bxf3 21. exf3 Rad8 22. Ke1 Rd5 23. Rb1 Ra5 24. a3 Rb5 25. Kf1 Rd5 26. Kg2 Rd6 27. a4 Rd5 28. Kf1 Rd6 29. b3 Rd5 30. Be4 Rd6 31. a5 Rd7 32. a6 b6 33. Bc6 Rd6 34. Be4 Rd7 35. Kg2 Rd6 36. Rhg1 Rd7 37. Kh3 Rd6 38. h5 Rd7 39. g6 h6 40. Bb7 Rd6 41. Kh4 Rd7 42. bxc4 Rd6 43. Be4 Rd7 44. Kh3 Rd6 45. Rb5 Rd7 46. d5 exd5 47. Rxd5 Rxd5 48. cxd5 Rd8 49. Kg4 Rf8 50. Re1 Rf6 51. c4 Rf8 52. Bf5 Rd8 53. Re7 Rf8 54. d6 cxd6 55. Bd3 Rd8 56. Be4 Rf8 57. Rc7 Rd8 58. Rxa7 Rf8 59. Kh3 Rd8 60. Bd3 Rf8 61. Kg4 Rd8 62. Kxf4 Rf8+ 63. Rf7 Rd8 64. Bf5 Rf8 65. Rxf8+ Kxf8 66. a7 Ke7 67. Bb1 Kf6 68. Bd3 Ke7 69. Bb1 Kf6 70. Bd3 Ke7 71. a8=Q Kf6 72. Qf8+ Ke6 73. Qf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73" calcext:value-type="float">
            <text:p>73</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3" calcext:value-type="float">
            <text:p>73</text:p>
          </table:table-cell>
          <table:table-cell office:value-type="float" office:value="675.109748125076" calcext:value-type="float">
            <text:p>675.109748125076</text:p>
          </table:table-cell>
          <table:table-cell office:value-type="float" office:value="73" calcext:value-type="float">
            <text:p>73</text:p>
          </table:table-cell>
          <table:table-cell office:value-type="float" office:value="0" calcext:value-type="float">
            <text:p>0</text:p>
          </table:table-cell>
        </table:table-row>
        <table:table-row table:style-name="ro2">
          <table:table-cell office:value-type="string" calcext:value-type="string">
            <text:p>1766004473-7644</text:p>
          </table:table-cell>
          <table:table-cell office:value-type="string" calcext:value-type="string">
            <text:p>[White "Magnus Carlsen"]</text:p>
            <text:p>[Black "Stockfish"]</text:p>
            <text:p/>
            <text:p>1. e4 d5 2. exd5 Qxd5 3. Nc3 Qd6 4. Nf3 c6 5. d4 Nf6 6. Be2 Bg4 7. O-O Nbd7 8. h3 Bf5 9. Be3 g6 10. Qd2 h5 11. Bf4 e5 12. dxe5 Qxd2 13. Nxd2 Ng8 14. Nc4 O-O-O 15. Nd6+ Bxd6 16. exd6 h4 17. Bf3 Re8 18. Rfe1 Re6 19. Rxe6 Bxe6 20. Re1 Nh6 21. Bxh6 Rxh6 22. Ne4 Nb6 23. Ng5 Kd7 24. Nxe6 fxe6 25. Rd1 g5 26. b3 a5 27. c4 Rg6 28. c5 Nd5 29. Bxd5 exd5 30. Re1 b5 31. Re7+ Kd8 32. Rc7 g4 33. hxg4 d4 34. Rxc6 d3 35. Kf1 Re6 36. Rc7 d2 37. Ra7 d1=R#</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7" calcext:value-type="float">
            <text:p>37</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8" calcext:value-type="float">
            <text:p>38</text:p>
          </table:table-cell>
          <table:table-cell office:value-type="float" office:value="226.311818122864" calcext:value-type="float">
            <text:p>226.311818122864</text:p>
          </table:table-cell>
          <table:table-cell office:value-type="float" office:value="37" calcext:value-type="float">
            <text:p>37</text:p>
          </table:table-cell>
          <table:table-cell office:value-type="float" office:value="0" calcext:value-type="float">
            <text:p>0</text:p>
          </table:table-cell>
        </table:table-row>
        <table:table-row table:style-name="ro2">
          <table:table-cell office:value-type="string" calcext:value-type="string">
            <text:p>1766004668-6714</text:p>
          </table:table-cell>
          <table:table-cell office:value-type="string" calcext:value-type="string">
            <text:p>[White "Magnus Carlsen"]</text:p>
            <text:p>[Black "Stockfish"]</text:p>
            <text:p/>
            <text:p>1. c4 e5 2. a3 Nf6 3. Nc3 Bc5 4. e3 d6 5. d4 exd4 6. exd4 Bb6 7. Be2 O-O 8. Bg5 h6 9. Bh4 Nbd7 10. Nf3 Qe8 11. b4 a6 12. O-O Nh7 13. Re1 Ndf6 14. Bd3 Qd8 15. Bxh7+ Kxh7 16. Qd3+ Kg8 17. Nd5 g5 18. Ne7+ Kg7 19. Nxg5 hxg5 20. Bxg5 Rh8 21. Nd5 Rh5 22. Bxf6+ Qxf6 23. Nxf6 Kxf6 24. Qd1 Rh6 25. c5 dxc5 26. dxc5 Ba7 27. Qb3 Be6 28. Qc3+ Ke7 29. Rxe6+ fxe6 30. Qg7+ Ke8 31. Rd1 Rh5 32. Rd7 Rd8 33. Qf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3" calcext:value-type="float">
            <text:p>33</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3" calcext:value-type="float">
            <text:p>33</text:p>
          </table:table-cell>
          <table:table-cell office:value-type="float" office:value="194.862709522247" calcext:value-type="float">
            <text:p>194.862709522247</text:p>
          </table:table-cell>
          <table:table-cell office:value-type="float" office:value="33" calcext:value-type="float">
            <text:p>33</text:p>
          </table:table-cell>
          <table:table-cell office:value-type="float" office:value="0" calcext:value-type="float">
            <text:p>0</text:p>
          </table:table-cell>
        </table:table-row>
        <table:table-row table:style-name="ro2">
          <table:table-cell office:value-type="string" calcext:value-type="string">
            <text:p>1766004804-4960</text:p>
          </table:table-cell>
          <table:table-cell office:value-type="string" calcext:value-type="string">
            <text:p>[White "Magnus Carlsen"]</text:p>
            <text:p>[Black "Stockfish"]</text:p>
            <text:p/>
            <text:p>1. e4 Nc6 2. Nf3 d5 3. exd5 Nb8 4. Nc3 a6 5. d4 Nf6 6. Bc4 Nbd7 7. O-O Nb6 8. Bb3 a5 9. a4 Bf5 10. Ne5 g6 11. d6 e6 12. dxc7 Qc8 13. Bg5 Ne4 14. Nxe4 Ra6 15. Nf6+ Ke7 16. Nd5+ Kd6 17. Nxb6 Bh6 18. Nxc8+ Kxc7 19. Bxh6 Rxc8 20. Bf4 g5 21. Nxf7+ gxf4 22. Ne5 Kd8 23. Qh5 Rxc2 24. Qf7 Rd2 25. Qd7+</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5" calcext:value-type="float">
            <text:p>25</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25" calcext:value-type="float">
            <text:p>25</text:p>
          </table:table-cell>
          <table:table-cell office:value-type="float" office:value="135.310654878616" calcext:value-type="float">
            <text:p>135.310654878616</text:p>
          </table:table-cell>
          <table:table-cell office:value-type="float" office:value="25" calcext:value-type="float">
            <text:p>25</text:p>
          </table:table-cell>
          <table:table-cell office:value-type="float" office:value="0" calcext:value-type="float">
            <text:p>0</text:p>
          </table:table-cell>
        </table:table-row>
        <table:table-row table:style-name="ro2">
          <table:table-cell office:value-type="string" calcext:value-type="string">
            <text:p>1766005255-1230</text:p>
          </table:table-cell>
          <table:table-cell office:value-type="string" calcext:value-type="string">
            <text:p>[White "Magnus Carlsen"]</text:p>
            <text:p>[Black "Stockfish"]</text:p>
            <text:p/>
            <text:p>1. c4 e5 2. g3 Nf6 3. Qb3 Nc6 4. Qd1 Bc5 5. Bg2 d6 6. Nh3 Be6 7. Qa4 Qd7 8. Ng5 O-O 9. O-O h6 10. Nxe6 Qxe6 11. d3 Nd4 12. Qd1 c6 13. Nc3 d5 14. cxd5 cxd5 15. e3 Nc6 16. Bd2 d4 17. Nb5 dxe3 18. fxe3 Rac8 19. Nc3 Nb4 20. Qe2 Nc2 21. Rac1 Nb4 22. Bxb7 Rc7 23. Be4 Nxe4 24. Nb5 Rc6 25. Bxb4 Bxb4 26. Rxc6 Qxc6 27. dxe4 Qxe4 28. Qf3 Qxf3 29. Rxf3 Rd8 30. Kg2 Rd2+ 31. Rf2 Rxf2+ 32. Kxf2 Bc5 33. g4 f6 34. b4 Bxb4 35. a4 Bc5 36. Ke2 a6 37. Nc7 a5 38. Kd3 Bb4 39. Kc4 Kf7 40. e4 Ke7 41. h3 Kd7 42. Na6 Kc6 43. Nxb4+ axb4 44. Kxb4 Kb6 45. h4 g6 46. h5 gxh5 47. gxh5 Ka6 48. a5 Kb7 49. Kb5 Ka7 50. a6 Kb8 51. Kb6 Ka8 52. a7 f5 53. exf5 e4 54. f6 e3 55. f7 e2 56. f8=R#</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6" calcext:value-type="float">
            <text:p>5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6" calcext:value-type="float">
            <text:p>56</text:p>
          </table:table-cell>
          <table:table-cell office:value-type="float" office:value="451.584579467773" calcext:value-type="float">
            <text:p>451.584579467773</text:p>
          </table:table-cell>
          <table:table-cell office:value-type="float" office:value="56" calcext:value-type="float">
            <text:p>56</text:p>
          </table:table-cell>
          <table:table-cell office:value-type="float" office:value="0" calcext:value-type="float">
            <text:p>0</text:p>
          </table:table-cell>
        </table:table-row>
        <table:table-row table:style-name="ro2">
          <table:table-cell office:value-type="string" calcext:value-type="string">
            <text:p>1766005458-9764</text:p>
          </table:table-cell>
          <table:table-cell office:value-type="string" calcext:value-type="string">
            <text:p>[White "Magnus Carlsen"]</text:p>
            <text:p>[Black "Stockfish"]</text:p>
            <text:p/>
            <text:p>1. e4 d6 2. d4 a6 3. Nc3 e6 4. Nf3 Nc6 5. Be3 Nf6 6. Bd3 Be7 7. O-O O-O 8. h3 Nd7 9. a3 Re8 10. b4 b5 11. d5 Nce5 12. Nxe5 Nxe5 13. Be2 Bf6 14. Bd4 c5 15. Bxe5 Bxe5 16. Qd2 exd5 17. exd5 cxb4 18. axb4 Bxc3 19. Qxc3 Rxe2 20. Rfe1 Rxe1+ 21. Rxe1 h5 22. Qc6 Bf5 23. c3 Kh7 24. Re3 a5 25. Qxb5 Bg6 26. bxa5 Rb8 27. Qa4 Qf6 28. a6 Rb1+ 29. Kh2 Qxf2 30. Rf3 Qg1+ 31. Kg3 Rb2 32. Rf2 Qxf2+ 33. Kh2 Qxg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4" calcext:value-type="float">
            <text:p>34</text:p>
          </table:table-cell>
          <table:table-cell office:value-type="float" office:value="202.371515512466" calcext:value-type="float">
            <text:p>202.371515512466</text:p>
          </table:table-cell>
          <table:table-cell office:value-type="float" office:value="33" calcext:value-type="float">
            <text:p>33</text:p>
          </table:table-cell>
          <table:table-cell office:value-type="float" office:value="0" calcext:value-type="float">
            <text:p>0</text:p>
          </table:table-cell>
        </table:table-row>
        <table:table-row table:style-name="ro2">
          <table:table-cell office:value-type="string" calcext:value-type="string">
            <text:p>1766005745-1527</text:p>
          </table:table-cell>
          <table:table-cell office:value-type="string" calcext:value-type="string">
            <text:p>[White "Magnus Carlsen"]</text:p>
            <text:p>[Black "Stockfish"]</text:p>
            <text:p/>
            <text:p>1. e4 e5 2. Bc4 Nf6 3. Qe2 Nc6 4. Nf3 Bc5 5. O-O d6 6. a4 Bg4 7. c3 a6 8. d3 O-O 9. Re1 h6 10. h3 Bh5 11. Be3 Bxe3 12. Qxe3 Ne7 13. Nh4 c6 14. Bb3 d5 15. g4 Bg6 16. a5 dxe4 17. Qg3 exd3 18. Nd2 e4 19. f4 exf3 20. Ndxf3 Ned5 21. c4 Nb4 22. c5 Nc2 23. Nxg6 Nxe1 24. Nfe5 Qd4+ 25. Kf1 Qxc5 26. Nxf8 Rxf8 27. Rxe1 d2 28. Rd1 Ne4 29. Qf4 Qb5+ 30. Bc4 Qxb2 31. Bxf7+ Kh8 32. Ng6+ Kh7 33. Nxf8+ Kh8 34. Ng6+ Kh7 35. Nf8+ Kh8 36. Ng6+ Kh7 37. Qxe4 Qc1 38. Nf8+ Kh8 39. Ng6+ Kh7 40. Nf8+ Kh8 41. Kg2 Qxd1 42. Qh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2" calcext:value-type="float">
            <text:p>42</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2" calcext:value-type="float">
            <text:p>42</text:p>
          </table:table-cell>
          <table:table-cell office:value-type="float" office:value="287.371679782867" calcext:value-type="float">
            <text:p>287.371679782867</text:p>
          </table:table-cell>
          <table:table-cell office:value-type="float" office:value="42" calcext:value-type="float">
            <text:p>42</text:p>
          </table:table-cell>
          <table:table-cell office:value-type="float" office:value="0" calcext:value-type="float">
            <text:p>0</text:p>
          </table:table-cell>
        </table:table-row>
        <table:table-row table:style-name="ro2">
          <table:table-cell office:value-type="string" calcext:value-type="string">
            <text:p>1766006148-9728</text:p>
          </table:table-cell>
          <table:table-cell office:value-type="string" calcext:value-type="string">
            <text:p>[White "Magnus Carlsen"]</text:p>
            <text:p>[Black "Stockfish"]</text:p>
            <text:p/>
            <text:p>1. e4 c5 2. Nf3 d6 3. d4 cxd4 4. Nxd4 e6 5. Nc3 a6 6. Be3 Nf6 7. f3 d5 8. e5 Nfd7 9. f4 Qb6 10. Qd2 Qc7 11. O-O-O Bb4 12. Kb1 Nc6 13. Nb3 Ne7 14. g4 Bxc3 15. bxc3 Nb6 16. Bxb6 Qxb6 17. Bd3 Nc6 18. Ka1 Bd7 19. Rb1 h6 20. h4 Qc7 21. Nc5 Nxe5 22. Nxd7 Nf3 23. Qe3 h5 24. Qxf3 hxg4 25. Qxg4 Qxc3+ 26. Rb2 Rd8 27. Ne5 g5 28. Qxg5 Rc8 29. Qf6 Rh7 30. Bxh7 Rc7 31. Qh8+ Ke7 32. Qg7 b6 33. Qxf7+ Kd6 34. Qf8+ Re7 35. Qd8+ Rd7 36. Qxd7+ Kc5 37. Qc6+ Kd4 38. Qxc3+ Kxc3 39. Rb3+ Kd4 40. Rd1+ Kc5 41. Rc3+ Kb4 42. Rb3+ Kc5 43. Rc3+ Kd6 44. Rc6+ Ke7 45. Rc7+ Kd6 46. Rc6+ Ke7 47. Rxb6 Kd8 48. Rxa6 Kc7 49. Rxe6 d4 50. Rxd4 Kb7 51. Rd7+ Ka8 52. Re8#</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1" calcext:value-type="float">
            <text:p>51</text:p>
          </table:table-cell>
          <table:table-cell office:value-type="float" office:value="52" calcext:value-type="float">
            <text:p>52</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2" calcext:value-type="float">
            <text:p>52</text:p>
          </table:table-cell>
          <table:table-cell office:value-type="float" office:value="402.849580049515" calcext:value-type="float">
            <text:p>402.849580049515</text:p>
          </table:table-cell>
          <table:table-cell office:value-type="float" office:value="52" calcext:value-type="float">
            <text:p>52</text:p>
          </table:table-cell>
          <table:table-cell office:value-type="float" office:value="2" calcext:value-type="float">
            <text:p>2</text:p>
          </table:table-cell>
        </table:table-row>
        <table:table-row table:style-name="ro2">
          <table:table-cell office:value-type="string" calcext:value-type="string">
            <text:p>1766006222-9970</text:p>
          </table:table-cell>
          <table:table-cell office:value-type="string" calcext:value-type="string">
            <text:p>[White "Magnus Carlsen"]</text:p>
            <text:p>[Black "Stockfish"]</text:p>
            <text:p/>
            <text:p>1. e4 e5 2. Be2 Nf6 3. Nc3 Bb4 4. Nf3 Bxc3 5. dxc3 Nxe4 6. Bd3 Nf6 7. Nxe5 Qe7 8. O-O O-O 9. Re1 Qd6 10. Bf4 Qb6 11. Ng4 Nxg4 12. Qxg4 d6 13. Qh4 g6 14. Bh6 Rd8 15. Qxd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5" calcext:value-type="float">
            <text:p>15</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15" calcext:value-type="float">
            <text:p>15</text:p>
          </table:table-cell>
          <table:table-cell office:value-type="float" office:value="74.3470220565796" calcext:value-type="float">
            <text:p>74.3470220565796</text:p>
          </table:table-cell>
          <table:table-cell office:value-type="float" office:value="15" calcext:value-type="float">
            <text:p>15</text:p>
          </table:table-cell>
          <table:table-cell office:value-type="float" office:value="0" calcext:value-type="float">
            <text:p>0</text:p>
          </table:table-cell>
        </table:table-row>
        <table:table-row table:style-name="ro2">
          <table:table-cell office:value-type="string" calcext:value-type="string">
            <text:p>1766006299-6694</text:p>
          </table:table-cell>
          <table:table-cell office:value-type="string" calcext:value-type="string">
            <text:p>[White "Magnus Carlsen"]</text:p>
            <text:p>[Black "Stockfish"]</text:p>
            <text:p/>
            <text:p>1. e4 e5 2. Nf3 Qf6 3. Bc4 Ne7 4. d3 d6 5. Bg5 Qg6 6. Bxe7 d5 7. Bxd5 Bxe7 8. Nxe5 Qg5 9. Nxf7 Qxg2 10. Rf1 Nc6 11. Nxh8 Qxh2 12. Bf7+ Kf8 13. Qf3 Nd4 14. Qd1 Qf4 15. Bd5 Bg4 16. f3 Qe3+ 17. Qe2 Qxe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7" calcext:value-type="float">
            <text:p>17</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18" calcext:value-type="float">
            <text:p>18</text:p>
          </table:table-cell>
          <table:table-cell office:value-type="float" office:value="76.5267126560211" calcext:value-type="float">
            <text:p>76.5267126560211</text:p>
          </table:table-cell>
          <table:table-cell office:value-type="float" office:value="17" calcext:value-type="float">
            <text:p>17</text:p>
          </table:table-cell>
          <table:table-cell office:value-type="float" office:value="0" calcext:value-type="float">
            <text:p>0</text:p>
          </table:table-cell>
        </table:table-row>
        <table:table-row table:style-name="ro2">
          <table:table-cell office:value-type="string" calcext:value-type="string">
            <text:p>1766006771-2323</text:p>
          </table:table-cell>
          <table:table-cell office:value-type="string" calcext:value-type="string">
            <text:p>[White "Magnus Carlsen"]</text:p>
            <text:p>[Black "Stockfish"]</text:p>
            <text:p/>
            <text:p>1. Nf3 d5 2. d4 Nf6 3. c4 c6 4. e3 Bg4 5. cxd5 cxd5 6. Qc2 Nc6 7. Bb5 Rc8 8. O-O e6 9. Nc3 Bd6 10. Bxc6+ Rxc6 11. Ne5 Bxe5 12. dxe5 Nd7 13. Qd2 Nxe5 14. h3 Bh5 15. Qd4 Qf6 16. e4 dxe4 17. Nxe4 Qf5 18. Ng3 Qg6 19. Bf4 Nf3+ 20. gxf3 Bxf3 21. Kh2 O-O 22. Qe3 Bd5 23. Be5 f6 24. Bd4 e5 25. Bc5 Rfc8 26. Ba3 Qf7 27. Rad1 Be6 28. Rd2 Qg6 29. Rg1 Qf7 30. Qd3 R6c7 31. Nf5 Bxf5 32. Qxf5 g6 33. Qe4 Re8 34. Rgd1 Rcc8 35. Qe3 Rcd8 36. Rxd8 Rxd8 37. Rxd8+ Kg7 38. Bf8+ Qxf8 39. Rxf8 Kxf8 40. Qc5+ Kf7 41. Qb5 Ke6 42. Qb3+ Kf5 43. h4 Kf4 44. Kg2 Kf5 45. Qh3+ Ke4 46. Qf3+ Kd4 47. Qxf6 Kd5 48. Kh2 Kd4 49. Qf3 Kc5 50. b4+ Kxb4 51. Qe3 Kb5 52. Qxe5+ Kb6 53. Qe6+ Kb5 54. Kg2 Kb4 55. Qd5 Ka3 56. Qb3#</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6" calcext:value-type="float">
            <text:p>5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6" calcext:value-type="float">
            <text:p>56</text:p>
          </table:table-cell>
          <table:table-cell office:value-type="float" office:value="472.748917102814" calcext:value-type="float">
            <text:p>472.748917102814</text:p>
          </table:table-cell>
          <table:table-cell office:value-type="float" office:value="56" calcext:value-type="float">
            <text:p>56</text:p>
          </table:table-cell>
          <table:table-cell office:value-type="float" office:value="0" calcext:value-type="float">
            <text:p>0</text:p>
          </table:table-cell>
        </table:table-row>
        <table:table-row table:style-name="ro2">
          <table:table-cell office:value-type="string" calcext:value-type="string">
            <text:p>1766007260-5216</text:p>
          </table:table-cell>
          <table:table-cell office:value-type="string" calcext:value-type="string">
            <text:p>[White "Magnus Carlsen"]</text:p>
            <text:p>[Black "Stockfish"]</text:p>
            <text:p/>
            <text:p>1. e4 c6 2. d4 d5 3. e5 e6 4. Nf3 Nd7 5. Bd3 a6 6. O-O h6 7. c4 Ne7 8. Nc3 a5 9. a4 b6 10. cxd5 Nxd5 11. Nxd5 cxd5 12. Bb5 Be7 13. Be3 O-O 14. Rc1 Ba6 15. Bxa6 Rxa6 16. Qd3 Ra7 17. Rc6 Bb4 18. Rfc1 Be7 19. Qb5 Bb4 20. Bd2 Bxd2 21. Nxd2 Rb7 22. Nb3 Nb8 23. Rc8 Qxc8 24. Rxc8 Rxc8 25. g3 Nc6 26. Qa6 Rcb8 27. Qb5 Na7 28. Qd3 Re7 29. Nd2 Nc6 30. Nf3 Reb7 31. Qb5 Na7 32. Qd3 Rc7 33. Nd2 b5 34. axb5 Rxb5 35. Nb3 Rc4 36. Nc5 a4 37. Nd7 Rb3 38. Qd2 Rb7 39. Nc5 Rbb4 40. Na6 Rb7 41. Nc5 Rb5 42. Na6 Rb7 43. Nc5 Rb5 44. Na6 Rb3 45. Nc5 Rbb4 46. Na6 Rb5 47. Nc5 Rcb4 48. Na6 Rb3 49. Nc5 Rxb2 50. Qa5 Rxa5 51. Nd7 Rb1+ 52. Kg2 a3 53. Nc5 Rxc5 54. dxc5 a2 55. c6 Kh7 56. c7 Nc8 57.</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6" calcext:value-type="float">
            <text:p>56</text:p>
          </table:table-cell>
          <table:table-cell office:value-type="float" office:value="57" calcext:value-type="float">
            <text:p>57</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57" calcext:value-type="float">
            <text:p>57</text:p>
          </table:table-cell>
          <table:table-cell office:value-type="float" office:value="488.595689058304" calcext:value-type="float">
            <text:p>488.595689058304</text:p>
          </table:table-cell>
          <table:table-cell office:value-type="float" office:value="57" calcext:value-type="float">
            <text:p>57</text:p>
          </table:table-cell>
          <table:table-cell office:value-type="float" office:value="1" calcext:value-type="float">
            <text:p>1</text:p>
          </table:table-cell>
        </table:table-row>
        <table:table-row table:style-name="ro2">
          <table:table-cell office:value-type="string" calcext:value-type="string">
            <text:p>1766008110-2210</text:p>
          </table:table-cell>
          <table:table-cell office:value-type="string" calcext:value-type="string">
            <text:p>[White "Magnus Carlsen"]</text:p>
            <text:p>[Black "Stockfish"]</text:p>
            <text:p/>
            <text:p>1. d4 d5 2. e3 Nf6 3. c4 e6 4. Nf3 Be7 5. Qc2 O-O 6. Nc3 c6 7. Be2 Nbd7 8. a3 dxc4 9. a4 Nb6 10. e4 a5 11. O-O Bd7 12. Bg5 h6 13. Bd2 Qc7 14. Be3 Rac8 15. Qc1 Ng4 16. Bd2 e5 17. Rd1 exd4 18. Bf4 Bd6 19. Bxd6 Qxd6 20. Rxd4 Qc7 21. Qd2 Be6 22. Rc1 Rcd8 23. Rd1 Rxd4 24. Qxd4 Nf6 25. g3 Nbd7 26. Bxc4 Bxc4 27. Qxc4 Ne5 28. Qe2 Nxf3+ 29. Qxf3 Re8 30. Rd2 Qe5 31. Kg2 Nxe4 32. Rd7 Ng5 33. Qh5 Qe6 34. Rd3 Qc4 35. Qd1 Qe6 36. h4 Ne4 37. Re3 Qf5 38. Qc2 Nxg3 39. Qxf5 Nxf5 40. Rxe8+ Kh7 41. Kf1 Nd4 42. Re3 Nc2 43. Rd3 Nb4 44. Rd1 Nc2 45. Nb1 Nb4 46. Rd2 Nd5 47. Rd1 Nf4 48. Rd7 Ne6 49. Rd1 Nc5 50. f3 Nxa4 51. b3 Nb2 52. Rd8 Nd3 53. Rxd3 b5 54. Nc3 a4 55. Nxa4 bxa4 56. bxa4 c5 57. Rd6 c4 58. Rc6 c3 59. a5 c2 60. Ke1 c1=Q+ 61. Rxc1 g6 62. Rc2 Kg7 63. Rc7 h5 64. Rc4 Kf6 65. Rc6+ Kg7 66. Ke2 Kh6 67. Rc5 Kg7 68. Rc7 Kf6 69. a6 Kg7 70. Rc3 Kf6 71. Rc8 Kg7 72. Rc6 Kh6 73. a7 Kg7 74. Rc7 Kh6 75. a8=Q Kg7 76. Qe8 Kf6 77. Ke1 Kg7 78. Qxf7+ Kh6 79. Qg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79" calcext:value-type="float">
            <text:p>79</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9" calcext:value-type="float">
            <text:p>79</text:p>
          </table:table-cell>
          <table:table-cell office:value-type="float" office:value="850.18364572525" calcext:value-type="float">
            <text:p>850.18364572525</text:p>
          </table:table-cell>
          <table:table-cell office:value-type="float" office:value="79" calcext:value-type="float">
            <text:p>79</text:p>
          </table:table-cell>
          <table:table-cell office:value-type="float" office:value="0" calcext:value-type="float">
            <text:p>0</text:p>
          </table:table-cell>
        </table:table-row>
        <table:table-row table:style-name="ro2">
          <table:table-cell office:value-type="string" calcext:value-type="string">
            <text:p>1766008903-2460</text:p>
          </table:table-cell>
          <table:table-cell office:value-type="string" calcext:value-type="string">
            <text:p>[White "Magnus Carlsen"]</text:p>
            <text:p>[Black "Stockfish"]</text:p>
            <text:p/>
            <text:p>1. e4 c5 2. Nf3 Nc6 3. d4 Nxd4 4. Nxd4 cxd4 5. Qxd4 e6 6. Nc3 Ne7 7. Bg5 Nc6 8. Qd2 f6 9. Be3 Qa5 10. O-O-O Be7 11. Kb1 Bb4 12. a3 Bxc3 13. Qxc3 Qe5 14. Qxe5 Nxe5 15. f4 Nc6 16. Bc5 h5 17. Be2 Nd8 18. Rd2 Nf7 19. Rhd1 h4 20. Bb5 Rh5 21. Be3 Rxb5 22. c4 Rb3 23. Bc5 d6 24. Bxd6 e5 25. fxe5 fxe5 26. Bc7 Bg4 27. Rf1 Be6 28. Rfd1 Rc8 29. Ba5 Rc6 30. Bb4 a5 31. Bxa5 Rxc4 32. Bb4 Rxe4 33. Rc2 Rexb4 34. axb4 Rxb4 35. Rc7 Rb6 36. Rdc1 Kd8 37. R7c3 Bf5+ 38. Ka1 Ke7 39. Rc7+ Ke8 40. Rc8+ Ke7 41. R8c7+ Ke6 42. R7c3 Be4 43. Re3 Ra6+ 44. Ra3 Rc6 45. Rxc6+ bxc6 46. Re3 Nd6 47. Re1 Bxg2 48. Rg1 h3 49. Re1 Ne4 50. Rg1 Kf7 51. Re1 Ke7 52. Rg1 c5 53. Re1 g6 54. Rg1 Kf6 55. Re1 Kf5 56. Rg1 c4 57. Re1 Ng5 58. Rg1 Kf6 59. Re1 Ne4 60. Rg1 Nf2 61. Re1 Kf5 62. Rg1 Ng4 63. Re1 Nxh2 64. Rg1 Nf3 65. Re1 h2 66. Rc1 Nd4 67. Rxc4 Kf4 68. Rc1 Kg3 69. Re1 Nc2+ 70. Kb1 Nxe1 71. Ka2 h1=Q 72. Ka3 Nd3 73. Ka4 Bc6+ 74. Ka5 Be8 75. Kb6 Qc1 76. Ka7 Qc7+ 77. Ka8 Bf7 78. b4 Bd5#</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78" calcext:value-type="float">
            <text:p>7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79" calcext:value-type="float">
            <text:p>79</text:p>
          </table:table-cell>
          <table:table-cell office:value-type="float" office:value="792.470813274384" calcext:value-type="float">
            <text:p>792.470813274384</text:p>
          </table:table-cell>
          <table:table-cell office:value-type="float" office:value="78" calcext:value-type="float">
            <text:p>78</text:p>
          </table:table-cell>
          <table:table-cell office:value-type="float" office:value="0" calcext:value-type="float">
            <text:p>0</text:p>
          </table:table-cell>
        </table:table-row>
        <table:table-row table:style-name="ro2">
          <table:table-cell office:value-type="string" calcext:value-type="string">
            <text:p>1766009039-2201</text:p>
          </table:table-cell>
          <table:table-cell office:value-type="string" calcext:value-type="string">
            <text:p>[White "Magnus Carlsen"]</text:p>
            <text:p>[Black "Stockfish"]</text:p>
            <text:p/>
            <text:p>1. e4 e5 2. Nf3 Nc6 3. Bb5 a6 4. Bxc6 dxc6 5. Nc3 Bd6 6. O-O Nf6 7. d3 O-O 8. Qe2 Bg4 9. h3 Bh5 10. g4 Bg6 11. Nd1 h6 12. b3 Re8 13. Kh1 Qd7 14. Nh4 Bh7 15. Nf5 Bxf5 16. gxf5 Kh7 17. Qf3 Rg8 18. Rg1 g6 19. Ne3 g5 20. Rg2 Rg7 21. Bb2 Rag8 22. Rh2 g4 23. Nxg4 Nxg4 24. hxg4 Rxg4 25. Qh3 R8g5 26. Qxh6+ Kg8 27. Qh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7" calcext:value-type="float">
            <text:p>27</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27" calcext:value-type="float">
            <text:p>27</text:p>
          </table:table-cell>
          <table:table-cell office:value-type="float" office:value="136.038791179657" calcext:value-type="float">
            <text:p>136.038791179657</text:p>
          </table:table-cell>
          <table:table-cell office:value-type="float" office:value="27" calcext:value-type="float">
            <text:p>27</text:p>
          </table:table-cell>
          <table:table-cell office:value-type="float" office:value="0" calcext:value-type="float">
            <text:p>0</text:p>
          </table:table-cell>
        </table:table-row>
        <table:table-row table:style-name="ro2">
          <table:table-cell office:value-type="string" calcext:value-type="string">
            <text:p>1766009750-2622</text:p>
          </table:table-cell>
          <table:table-cell office:value-type="string" calcext:value-type="string">
            <text:p>[White "Magnus Carlsen"]</text:p>
            <text:p>[Black "Stockfish"]</text:p>
            <text:p/>
            <text:p>1. e4 e5 2. Nf3 Nf6 3. Nc3 Bb4 4. d3 Bxc3+ 5. bxc3 Qe7 6. Bg5 d6 7. Be2 h6 8. Bh4 Na6 9. O-O Bd7 10. Rb1 Nc5 11. d4 Ncxe4 12. Rxb7 g5 13. Bg3 Nxg3 14. fxg3 Rc8 15. Rxa7 Kf8 16. dxe5 Ng4 17. exd6 Qe3+ 18. Kh1 Qxa7 19. dxc7 Ke7 20. Qd4 Qxd4 21. Nxd4 Ne5 22. Nf5+ Kf8 23. Nd6 Rxc7 24. Bh5 Rh7 25. Re1 Nc4 26. Nxc4 Rxc4 27. Re3 Rc8 28. Rd3 Be8 29. Bg4 Rc5 30. Rd8 h5 31. Bd7 Ke7 32. Rxe8+ Kxd7 33. Re3 f5 34. h3 Ra5 35. Rd3+ Kc7 36. Rd2 g4 37. h4 f4 38. gxf4 Rd7 39. Re2 Rxa2 40. Kh2 Kd8 41. Kg3 Ra3 42. Re3 Rf7 43. Rd3+ Ke7 44. Re3+ Kd8 45. Rd3+ Ke7 46. Re3+ Kf6 47. Rd3 Ke7 48. Re3+ Kd8 49. Rd3+ Rd7 50. Re3 Rd5 51. Re6 Kd7 52. Re3 Rc5 53. Rd3+ Ke8 54. Re3+ Kf7 55. Rd3 Rcxc3 56. Rxc3 Rxc3+ 57. Kf2 Rxc2+ 58. Kg3 Rd2 59. Kh2 Kf6 60. Kg3 Rc2 61. Kh2 Kf5 62. Kg3 Rc8 63. Kh2 Rc6 64. Kg3 Rc2 65. Kh2 Rc6 66. Kg3 Rc2 67. Kh2 Rc5 68. Kg3 Rc3+ 69. Kh2 Kf6 70. Kg1 g3 71. Kf1 Rc2 72. Kg1 Rc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72" calcext:value-type="float">
            <text:p>72</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73" calcext:value-type="float">
            <text:p>73</text:p>
          </table:table-cell>
          <table:table-cell office:value-type="float" office:value="710.894183635712" calcext:value-type="float">
            <text:p>710.894183635712</text:p>
          </table:table-cell>
          <table:table-cell office:value-type="float" office:value="72" calcext:value-type="float">
            <text:p>72</text:p>
          </table:table-cell>
          <table:table-cell office:value-type="float" office:value="0" calcext:value-type="float">
            <text:p>0</text:p>
          </table:table-cell>
        </table:table-row>
        <table:table-row table:style-name="ro2">
          <table:table-cell office:value-type="string" calcext:value-type="string">
            <text:p>1766010154-8839</text:p>
          </table:table-cell>
          <table:table-cell office:value-type="string" calcext:value-type="string">
            <text:p>[White "Magnus Carlsen"]</text:p>
            <text:p>[Black "Stockfish"]</text:p>
            <text:p/>
            <text:p>1. e4 e5 2. Bc4 Nf6 3. Qe2 Nc6 4. Nc3 Bc5 5. Nf3 d6 6. Nd5 Nxd5 7. Bxd5 Nd4 8. Nxd4 Bxd4 9. d3 c6 10. Bc4 b5 11. Bb3 a5 12. Qf3 O-O 13. a4 b4 14. O-O Be6 15. h3 Bxb3 16. cxb3 d5 17. Re1 dxe4 18. dxe4 c5 19. Rb1 Qd6 20. Qg4 Qf6 21. Rf1 Rad8 22. Bg5 Qg6 23. Qf5 Qxf5 24. exf5 f6 25. Bh4 g5 26. Bg3 h5 27. Rfc1 h4 28. Bh2 Rd5 29. Rc4 Rfd8 30. Kf1 Bxb2 31. Rxb2 Rd1+ 32. Ke2 Rh1 33. Bxe5 fxe5 34. Rxc5 Rdd1 35. Ke3 Rhe1+ 36. Kf3 Rd3+ 37. Kg4 Re4+ 38. Kh5 Kg7 39. Kxg5 Rd6 40. Rxa5 Rf6 41. Ra2 Rf7 42. Rc2 Rd4 43. Ra6 Rd3 44. Rg6+ Kf8 45. Rc5 Rxb3 46. Rc8+ Ke7 47. Rb8 Rb2 48. Re6+ Kd7 49. Rb7+ Kc8 50. Rxf7 Rxf2 51. R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1" calcext:value-type="float">
            <text:p>5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1" calcext:value-type="float">
            <text:p>51</text:p>
          </table:table-cell>
          <table:table-cell office:value-type="float" office:value="404.547844171524" calcext:value-type="float">
            <text:p>404.547844171524</text:p>
          </table:table-cell>
          <table:table-cell office:value-type="float" office:value="51" calcext:value-type="float">
            <text:p>51</text:p>
          </table:table-cell>
          <table:table-cell office:value-type="float" office:value="0" calcext:value-type="float">
            <text:p>0</text:p>
          </table:table-cell>
        </table:table-row>
        <table:table-row table:style-name="ro2">
          <table:table-cell office:value-type="string" calcext:value-type="string">
            <text:p>1766010461-1243</text:p>
          </table:table-cell>
          <table:table-cell office:value-type="string" calcext:value-type="string">
            <text:p>[White "Magnus Carlsen"]</text:p>
            <text:p>[Black "Stockfish"]</text:p>
            <text:p/>
            <text:p>1. e4 d5 2. exd5 Nf6 3. Nc3 g6 4. Nf3 Nxd5 5. Bc4 Nxc3 6. bxc3 Nc6 7. O-O Bg7 8. d4 O-O 9. Bg5 Re8 10. Re1 Bf5 11. Qd2 Na5 12. Bd3 Qd7 13. Bh6 f6 14. Bxg7 Bxd3 15. Bxf6 Bf1 16. Be5 Ba6 17. Qh6 e6 18. Ng5 Nc4 19. Bf6 Nb6 20. Re3 Nd5 21. Rh3 Nxf6 22. Re1 Re7 23. Rf3 Nd5 24. Rh3 Bc4 25. Nxh7 Rxh7 26. Qxg6+ Qg7 27. Qxe6+ Kh8 28. Rxh7+ Kxh7 29. Qh3+ Kg8 30. Qe6+ Kh7 31. Qh3+ Qh6 32. Qd7+ Qg7 33. Qh3+ Qh6 34. Qd7+ Kg8 35. Qg4+ Kf8 36. Qf5+ Kg7 37. Qd7+ Kf8 38. Qf5+ Kg8 39. Qg4+ Kh8 40. Qe4 Nf6 41. Qe5 Bf7 42. Qxc7 Re8 43. Rxe8+ Nxe8 44. Qxf7 Qc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4" calcext:value-type="float">
            <text:p>44</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5" calcext:value-type="float">
            <text:p>45</text:p>
          </table:table-cell>
          <table:table-cell office:value-type="float" office:value="306.975331783295" calcext:value-type="float">
            <text:p>306.975331783295</text:p>
          </table:table-cell>
          <table:table-cell office:value-type="float" office:value="44" calcext:value-type="float">
            <text:p>44</text:p>
          </table:table-cell>
          <table:table-cell office:value-type="float" office:value="0" calcext:value-type="float">
            <text:p>0</text:p>
          </table:table-cell>
        </table:table-row>
        <table:table-row table:style-name="ro2">
          <table:table-cell office:value-type="string" calcext:value-type="string">
            <text:p>1766010818-4125</text:p>
          </table:table-cell>
          <table:table-cell office:value-type="string" calcext:value-type="string">
            <text:p>[White "Magnus Carlsen"]</text:p>
            <text:p>[Black "Stockfish"]</text:p>
            <text:p/>
            <text:p>1. e4 e5 2. Bc4 Nf6 3. Nf3 Nc6 4. d3 Bc5 5. Nc3 d6 6. Bg5 h6 7. Bxf6 Qxf6 8. O-O Bg4 9. Bb5 Bxf3 10. Qxf3 Qxf3 11. gxf3 O-O 12. Bxc6 bxc6 13. Na4 Bb6 14. a3 f5 15. b4 fxe4 16. fxe4 Rf6 17. Ra2 Raf8 18. Nxb6 axb6 19. f3 Rxf3 20. Rxf3 Rxf3 21. a4 Rf8 22. c3 Ra8 23. h4 Kf7 24. a5 bxa5 25. bxa5 Ke6 26. c4 d5 27. h5 dxc4 28. dxc4 Kd6 29. a6 Kc5 30. a7 Kxc4 31. Kf1 Kb5 32. Rb2+ Ka6 33. Rg2 Rxa7 34. Rxg7 Kb6 35. Rh7 Ra1+ 36. Kg2 Ra2+ 37. Kg3 Ra3+ 38. Kf2 Ra2+ 39. Kf3 Ra3+ 40. Kf2 Ra2+ 41. Kf3 Ra3+ 42. Kf2 Ra2+ 43. Ke3 Ra3+ 44. Kf2 Ra2+ 45. Kf3 Ra3+ 46. Kf2</text:p>
          </table:table-cell>
          <table:table-cell office:value-type="string" calcext:value-type="string">
            <text:p>1/2-1/2</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table:number-columns-repeated="2" office:value-type="float" office:value="0.5" calcext:value-type="float">
            <text:p>0.5</text:p>
          </table:table-cell>
          <table:table-cell office:value-type="float" office:value="0" calcext:value-type="float">
            <text:p>0</text:p>
          </table:table-cell>
          <table:table-cell office:value-type="float" office:value="2" calcext:value-type="float">
            <text:p>2</text:p>
          </table:table-cell>
          <table:table-cell office:value-type="float" office:value="46" calcext:value-type="float">
            <text:p>46</text:p>
          </table:table-cell>
          <table:table-cell office:value-type="float" office:value="45" calcext:value-type="float">
            <text:p>45</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6" calcext:value-type="float">
            <text:p>46</text:p>
          </table:table-cell>
          <table:table-cell office:value-type="float" office:value="356.561475038528" calcext:value-type="float">
            <text:p>356.561475038528</text:p>
          </table:table-cell>
          <table:table-cell office:value-type="float" office:value="46" calcext:value-type="float">
            <text:p>46</text:p>
          </table:table-cell>
          <table:table-cell office:value-type="float" office:value="2" calcext:value-type="float">
            <text:p>2</text:p>
          </table:table-cell>
        </table:table-row>
        <table:table-row table:style-name="ro2">
          <table:table-cell office:value-type="string" calcext:value-type="string">
            <text:p>1766011303-4864</text:p>
          </table:table-cell>
          <table:table-cell office:value-type="string" calcext:value-type="string">
            <text:p>[White "Magnus Carlsen"]</text:p>
            <text:p>[Black "Stockfish"]</text:p>
            <text:p/>
            <text:p>1. e4 e5 2. Nf3 Qe7 3. Bc4 Nc6 4. d3 Na5 5. Bb3 c6 6. Bd2 Nxb3 7. axb3 h6 8. Nc3 d6 9. O-O Nf6 10. h3 a6 11. Nh2 Be6 12. f4 Qc7 13. f5 Bd7 14. Ng4 Nxg4 15. Qxg4 f6 16. Qg6+ Ke7 17. Ne2 h5 18. Ng3 a5 19. Nxh5 Qb6+ 20. Kh1 Be8 21. Qg4 Bxh5 22. Qg3 d5 23. Be3 d4 24. Bd2 Bf7 25. Qf2 Be8 26. Qe1 Qb5 27. Bxa5 c5 28. Bd2 Rc8 29. Ra5 Qb6 30. Qa1 Bd7 31. Ra7 Kf7 32. Qa5 Qxa5 33. Rxa5 g6 34. fxg6+ Kxg6 35. Ra7 Bc6 36. Raa1 Bd6 37. Rf2 Rh7 38. Raf1 Rf7 39. Rf5 Bf8 40. Bg5 Bg7 41. Bd2 Bd7 42. R5f2 f5 43. exf5+ Rxf5 44. Rxf5 Bxf5 45. g4 Be6 46. Kh2 Rf8 47. Rxf8 Bxf8 48. Kg3 b6 49. h4 Bd7 50. h5+ Kf7 51. g5 Bf5 52. Kh4 Be7 53.</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office:value-type="float" office:value="53" calcext:value-type="float">
            <text:p>53</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53" calcext:value-type="float">
            <text:p>53</text:p>
          </table:table-cell>
          <table:table-cell office:value-type="float" office:value="485.308110952377" calcext:value-type="float">
            <text:p>485.308110952377</text:p>
          </table:table-cell>
          <table:table-cell office:value-type="float" office:value="53" calcext:value-type="float">
            <text:p>53</text:p>
          </table:table-cell>
          <table:table-cell office:value-type="float" office:value="1" calcext:value-type="float">
            <text:p>1</text:p>
          </table:table-cell>
        </table:table-row>
        <table:table-row table:style-name="ro2">
          <table:table-cell office:value-type="string" calcext:value-type="string">
            <text:p>1766011539-8892</text:p>
          </table:table-cell>
          <table:table-cell office:value-type="string" calcext:value-type="string">
            <text:p>[White "Magnus Carlsen"]</text:p>
            <text:p>[Black "Stockfish"]</text:p>
            <text:p/>
            <text:p>1. e4 e5 2. Nf3 Nc6 3. Bb5 a6 4. Bxc6 dxc6 5. a4 Bg4 6. O-O Nf6 7. d3 Bc5 8. Nbd2 O-O 9. Nc4 Re8 10. h3 Bh5 11. a5 Nd7 12. Kh1 f6 13. Ne3 Nf8 14. g4 Bf7 15. Nf5 Ne6 16. h4 Nd4 17. N5xd4 Bxd4 18. h5 h6 19. Nh4 Be6 20. Qe1 Bxg4 21. c3 Bc5 22. Bxh6 gxh6 23. Rg1 f5 24. Nxf5 Qg5 25. Rxg4 Qxg4 26. Nxh6+ Kh7 27. Nxg4 Rg8 28. Nf6+ Kh6 29. d4 exd4 30. Qd2+ Kg7 31. Qg5+ Kf7 32. Qf4 Bd6 33. Qf5 Rh8 34. e5 Be7 35. Rg1 Raf8 36. e6#</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6" calcext:value-type="float">
            <text:p>3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6" calcext:value-type="float">
            <text:p>36</text:p>
          </table:table-cell>
          <table:table-cell office:value-type="float" office:value="235.915460109711" calcext:value-type="float">
            <text:p>235.915460109711</text:p>
          </table:table-cell>
          <table:table-cell office:value-type="float" office:value="36" calcext:value-type="float">
            <text:p>36</text:p>
          </table:table-cell>
          <table:table-cell office:value-type="float" office:value="0" calcext:value-type="float">
            <text:p>0</text:p>
          </table:table-cell>
        </table:table-row>
        <table:table-row table:style-name="ro2">
          <table:table-cell office:value-type="string" calcext:value-type="string">
            <text:p>1766011804-1140</text:p>
          </table:table-cell>
          <table:table-cell office:value-type="string" calcext:value-type="string">
            <text:p>[White "Magnus Carlsen"]</text:p>
            <text:p>[Black "Stockfish"]</text:p>
            <text:p/>
            <text:p>1. e4 c5 2. Nf3 g6 3. d4 d5 4. exd5 Bg7 5. dxc5 Nf6 6. Nc3 Nbd7 7. Be3 a6 8. Bc4 Qa5 9. O-O Qc7 10. d6 exd6 11. cxd6 Qxc4 12. Re1 O-O 13. Bd4 b5 14. b3 Qb4 15. a3 Qxd6 16. Ne4 Qc7 17. Nxf6+ Nxf6 18. Be5 Qc6 19. Nd4 Qb6 20. Qf3 Bb7 21. Qg3 Ne4 22. Qf4 Bxe5 23. Qxe5 Rae8 24. Qf4 Ba8 25. Nf3 Qc6 26. Ng5 Nf6 27. Qg3 Rd8 28. Re7 Qc5 29. Rae1 Rd4 30. Nf3 Rdd8 31. Qh4 Qc6 32. Qh6 Qxc2 33. Ng5 Rd1 34. h3 Bc6 35. Rxd1 Qxd1+ 36. Kh2 Qd6+ 37. g3 Qxe7 38. Nf3 Qe2 39. Ng5 Qxf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0" calcext:value-type="float">
            <text:p>40</text:p>
          </table:table-cell>
          <table:table-cell office:value-type="float" office:value="265.274517774582" calcext:value-type="float">
            <text:p>265.274517774582</text:p>
          </table:table-cell>
          <table:table-cell office:value-type="float" office:value="39" calcext:value-type="float">
            <text:p>39</text:p>
          </table:table-cell>
          <table:table-cell office:value-type="float" office:value="0" calcext:value-type="float">
            <text:p>0</text:p>
          </table:table-cell>
        </table:table-row>
        <table:table-row table:style-name="ro2">
          <table:table-cell office:value-type="string" calcext:value-type="string">
            <text:p>1766011927-1798</text:p>
          </table:table-cell>
          <table:table-cell office:value-type="string" calcext:value-type="string">
            <text:p>[White "Magnus Carlsen"]</text:p>
            <text:p>[Black "Stockfish"]</text:p>
            <text:p/>
            <text:p>1. e4 e5 2. Nc3 Nc6 3. Bc4 Nf6 4. a3 Bc5 5. d3 d6 6. Nf3 Bg4 7. Na4 Bb6 8. c3 O-O 9. Ba2 h6 10. b4 a6 11. h3 Bh5 12. g4 Bg6 13. g5 hxg5 14. Bxg5 Qe7 15. Nh2 Qd7 16. Bxf6 gxf6 17. Rg1 Kh7 18. Ng4 Qe7 19. Qd2 f5 20. Qh6+ Kg8 21. Qxg6+ Kh8 22. Qh6+ Kg8 23. Nh2+ Qg5 24. Rxg5#</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4" calcext:value-type="float">
            <text:p>24</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24" calcext:value-type="float">
            <text:p>24</text:p>
          </table:table-cell>
          <table:table-cell office:value-type="float" office:value="122.469172000885" calcext:value-type="float">
            <text:p>122.469172000885</text:p>
          </table:table-cell>
          <table:table-cell office:value-type="float" office:value="24" calcext:value-type="float">
            <text:p>24</text:p>
          </table:table-cell>
          <table:table-cell office:value-type="float" office:value="0" calcext:value-type="float">
            <text:p>0</text:p>
          </table:table-cell>
        </table:table-row>
        <table:table-row table:style-name="ro2">
          <table:table-cell office:value-type="string" calcext:value-type="string">
            <text:p>1766012162-1877</text:p>
          </table:table-cell>
          <table:table-cell office:value-type="string" calcext:value-type="string">
            <text:p>[White "Magnus Carlsen"]</text:p>
            <text:p>[Black "Stockfish"]</text:p>
            <text:p/>
            <text:p>1. e4 d6 2. d4 Nf6 3. Nc3 g6 4. Be3 Bg7 5. f3 c6 6. Qd2 Qa5 7. O-O-O b5 8. Kb1 Nbd7 9. g4 Rb8 10. h4 h5 11. g5 Nh7 12. f4 Nhf8 13. f5 c5 14. Nd5 Qxd2 15. Rxd2 Bxd4 16. Bxd4 Rh7 17. Be3 gxf5 18. exf5 e6 19. fxe6 fxe6 20. Nf4 Re7 21. Bg2 d5 22. Nxh5 Bb7 23. Nf4 Ne5 24. Bxc5 Rc8 25. Bxe7 Nfd7 26. Bd6 Nc4 27. Re2 Ndb6 28. Rxe6+ Kd7 29. Re7+ Kd8 30. Rxb7 Nd7 31. Bh3 Nb8 32. Bxb8 Ne3 33. Bxc8 Kxc8 34. Rxa7 d4 35. Rh7 Nd1 36. Nf3 Nf2 37. Re1 Nd3 38. Re8#</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8" calcext:value-type="float">
            <text:p>3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8" calcext:value-type="float">
            <text:p>38</text:p>
          </table:table-cell>
          <table:table-cell office:value-type="float" office:value="235.362626791" calcext:value-type="float">
            <text:p>235.362626791</text:p>
          </table:table-cell>
          <table:table-cell office:value-type="float" office:value="38" calcext:value-type="float">
            <text:p>38</text:p>
          </table:table-cell>
          <table:table-cell office:value-type="float" office:value="0" calcext:value-type="float">
            <text:p>0</text:p>
          </table:table-cell>
        </table:table-row>
        <table:table-row table:style-name="ro2">
          <table:table-cell office:value-type="string" calcext:value-type="string">
            <text:p>1766013263-7465</text:p>
          </table:table-cell>
          <table:table-cell office:value-type="string" calcext:value-type="string">
            <text:p>[White "Magnus Carlsen"]</text:p>
            <text:p>[Black "Stockfish"]</text:p>
            <text:p/>
            <text:p>1. d4 d5 2. Bg5 Nf6 3. Bxf6 exf6 4. e3 Bd6 5. Nf3 O-O 6. Be2 c6 7. c4 Be6 8. Qb3 Qb6 9. Nbd2 Nd7 10. c5 Qxb3 11. Nxb3 Bc7 12. Bd1 a5 13. a4 b6 14. cxb6 Bxb6 15. Bc2 Rfc8 16. Bd3 c5 17. dxc5 Nxc5 18. Nxc5 Rxc5 19. Kd2 Rac8 20. Rac1 Bd7 21. Bb5 Bxb5 22. Rxc5 Rxc5 23. axb5 Rxb5 24. Kc3 Kf8 25. Kc2 Ke7 26. Rd1 Kd6 27. Nd4 Bxd4 28. exd4 Rb4 29. Ra1 Rxd4 30. Rxa5 Rc4+ 31. Kb1 Rc6 32. Ra3 Ke5 33. b4 d4 34. Rb3 Rb6 35. Kc2 Ke4 36. Rb2 d3+ 37. Kd2 Kd4 38. b5 f5 39. Rb4+ Kc5 40. Ra4 Rxb5 41. Ra7 Rb2+ 42. Kxd3 Rxf2 43. Rxf7 Rxg2 44. Rxf5+ Kd6 45. h4 Ke6 46. Rf1 Rg4 47. Re1+ Kf5 48. h5 Rh4 49. Rg1 Rxh5 50. Rxg7 h6 51. Rh7 Kg6 52. Rb7 Rf5 53. Rb6+ Rf6 54. Rb2 h5 55. Rh2 Kg5 56. Ke4 Rf4+ 57. Kd3 h4 58. Rh1 Kg4 59. Rg1+ Kf3 60. Rg8 h3 61. Re8 h2 62. Re1 Kg2 63. Re2+ Rf2 64. Re1 h1=Q 65. Rxh1 Kxh1 66. Kc3 Kg2 67. Kc4 Kf3 68. Kc5 Re2 69. Kc6 Re4 70. Kd6 Kf4 71. Kc5 Re5+ 72. Kd4 Kf5 73. Kc3 Re4 74. Kb3 Ke5 75. Kc3 Kd5 76. Kd3 Rd4+ 77. Ke3 Ke5 78. Kf3 Re4 79. Kf2 Kf5 80. Kf1 Kf4 81. Kg2 Re3 82. Kf1 Kf3 83. Kg1 Re2 84. Kf1 Re3 85. Kg1 Re2 86. Kf1 Re3 87. Kg1 Re2 88. Kh1 Re1+ 89. Kh2 Re2+ 90. Kh3 Re3</text:p>
          </table:table-cell>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table:number-columns-repeated="2" office:value-type="float" office:value="-10000000000" calcext:value-type="float">
            <text:p>-10000000000</text:p>
          </table:table-cell>
          <table:table-cell office:value-type="float" office:value="0" calcext:value-type="float">
            <text:p>0</text:p>
          </table:table-cell>
          <table:table-cell office:value-type="float" office:value="4" calcext:value-type="float">
            <text:p>4</text:p>
          </table:table-cell>
          <table:table-cell office:value-type="float" office:value="90" calcext:value-type="float">
            <text:p>90</text:p>
          </table:table-cell>
          <table:table-cell office:value-type="float" office:value="89" calcext:value-type="float">
            <text:p>89</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91" calcext:value-type="float">
            <text:p>91</text:p>
          </table:table-cell>
          <table:table-cell office:value-type="float" office:value="1100.61244773865" calcext:value-type="float">
            <text:p>1100.61244773865</text:p>
          </table:table-cell>
          <table:table-cell office:value-type="float" office:value="90" calcext:value-type="float">
            <text:p>90</text:p>
          </table:table-cell>
          <table:table-cell office:value-type="float" office:value="4" calcext:value-type="float">
            <text:p>4</text:p>
          </table:table-cell>
        </table:table-row>
        <table:table-row table:style-name="ro2">
          <table:table-cell office:value-type="string" calcext:value-type="string">
            <text:p>1766013734-7919</text:p>
          </table:table-cell>
          <table:table-cell office:value-type="string" calcext:value-type="string">
            <text:p>[White "Magnus Carlsen"]</text:p>
            <text:p>[Black "Stockfish"]</text:p>
            <text:p/>
            <text:p>1. e4 e6 2. d4 c5 3. d5 exd5 4. exd5 d6 5. c4 g6 6. Nc3 Bf5 7. Bd3 Bg7 8. Bxf5 Bxc3+ 9. bxc3 gxf5 10. Nf3 Nf6 11. O-O Ne4 12. Qc2 Qf6 13. Re1 O-O 14. Bb2 b6 15. Rad1 Re8 16. Nd2 Qh4 17. Nxe4 Rxe4 18. Rxe4 fxe4 19. Re1 f5 20. Qe2 Nd7 21. Qe3 Rf8 22. Qg3+ Qg4 23. Qxg4+ fxg4 24. Rxe4 h5 25. Re7 Rd8 26. Bc1 b5 27. cxb5 Nb6 28. Rxa7 Rf8 29. Ra6 Nc4 30. b6 Rb8 31. Bf4 Kg7 32. a4 Nxb6 33. Bxd6 Re8 34. h3 Nc4 35. Bxc5 h4 36. Bd4+ Kf7 37. Ra7+ Re7 38. Rxe7+ Kxe7 39. hxg4 Ke8 40. g5 Kf7 41. a5 Nxa5 42. Bb6 Nb3 43. d6 Ke8 44. c4 h3 45. gxh3 Nd2 46. c5 Nc4 47. h4 Kd7 48. h5 Na3 49. h6 Nc2 50. h7 Na1 51. h8=Q Ke6 52. Qxa1 Kf7 53. Qe5 Kf8 54. Qe7+ Kg8 55. d7 Kh8 56. d8=Q#</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6" calcext:value-type="float">
            <text:p>56</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6" calcext:value-type="float">
            <text:p>56</text:p>
          </table:table-cell>
          <table:table-cell office:value-type="float" office:value="471.857752323151" calcext:value-type="float">
            <text:p>471.857752323151</text:p>
          </table:table-cell>
          <table:table-cell office:value-type="float" office:value="56" calcext:value-type="float">
            <text:p>56</text:p>
          </table:table-cell>
          <table:table-cell office:value-type="float" office:value="0" calcext:value-type="float">
            <text:p>0</text:p>
          </table:table-cell>
        </table:table-row>
        <table:table-row table:style-name="ro2">
          <table:table-cell office:value-type="string" calcext:value-type="string">
            <text:p>1766014419-9636</text:p>
          </table:table-cell>
          <table:table-cell office:value-type="string" calcext:value-type="string">
            <text:p>[White "Magnus Carlsen"]</text:p>
            <text:p>[Black "Stockfish"]</text:p>
            <text:p/>
            <text:p>1. e4 e5 2. d4 exd4 3. Nf3 Nc6 4. Bd3 Bc5 5. c3 dxc3 6. a3 cxb2 7. Bxb2 Nf6 8. Qc2 d6 9. h3 O-O 10. O-O Re8 11. Nbd2 Ne5 12. Be2 Nxf3+ 13. Nxf3 Nxe4 14. Bd3 Nf6 15. Kh2 Be6 16. Rae1 h6 17. a4 a6 18. Kg1 Bb4 19. Rxe6 Rxe6 20. Rc1 c5 21. Rf1 Qe7 22. Rc1 Re8 23. Nh4 Re1+ 24. Kh2 Rxc1 25. Bxc1 Qe5+ 26. Kh1 Qe1+ 27. Kh2 Qe5+ 28. g3 Qd4 29. Bb2 Qd5 30. f3 Qe6 31. a5 Bxa5 32. f4 Bb4 33. Bxf6 Qxf6 34. Bc4 Qd4 35. Bd3 Re3 36. Bc4 Qd2+ 37. Qxd2 Bxd2 38. Bd5 b5 39. Kg2 c4 40. Nf5 Re2+ 41. Kf3 Re1 42. h4 c3 43. Nd4 b4 44. Nc2 Rc1 45. Nxb4 c2 46. Na2 Ra1 47. Kg2 c1=Q 48. h5 Qf1+ 49. Kh2 Qf2+ 50. Bg2 Rxa2 51. Kh1 Qxg2# 52. Kxg2 Bxf4+ 53. Kh3 Bxg3 54. Kxg3 Ra3+ 55. Kg4 Ra4+ 56. Kf5 Ra5+ 57. Kf4 Rxh5 58. Kg4 Rg5+ 59. Kf3 a5 60. Ke4 a4 61. Kd3 a3 62. Kc4 a2 63. Kb4 a1=Q 64. Kc4 Qa4+ 65. Kc3 Rg3+ 66. Kb2 Qb3+ 67. Kc1 Rg1+ 68. Kd2 Qb2+ 69. Kd3 Rg3+ 70. Ke4 Qe5#</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70" calcext:value-type="float">
            <text:p>70</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1" calcext:value-type="float">
            <text:p>71</text:p>
          </table:table-cell>
          <table:table-cell office:value-type="float" office:value="684.61012172699" calcext:value-type="float">
            <text:p>684.61012172699</text:p>
          </table:table-cell>
          <table:table-cell office:value-type="float" office:value="70" calcext:value-type="float">
            <text:p>70</text:p>
          </table:table-cell>
          <table:table-cell office:value-type="float" office:value="0" calcext:value-type="float">
            <text:p>0</text:p>
          </table:table-cell>
        </table:table-row>
        <table:table-row table:style-name="ro2">
          <table:table-cell office:value-type="string" calcext:value-type="string">
            <text:p>1766014751-5558</text:p>
          </table:table-cell>
          <table:table-cell office:value-type="string" calcext:value-type="string">
            <text:p>[White "Magnus Carlsen"]</text:p>
            <text:p>[Black "Stockfish"]</text:p>
            <text:p/>
            <text:p>1. e4 c6 2. d4 e6 3. Nf3 d5 4. e5 c5 5. c3 Bd7 6. Bd3 h6 7. O-O Nc6 8. Be3 b6 9. Nbd2 Rb8 10. Rc1 c4 11. Bb1 a5 12. b3 Ba3 13. Rc2 Nce7 14. bxc4 Ba4 15. cxd5 Bxc2 16. Qxc2 b5 17. dxe6 a4 18. exf7+ Kxf7 19. e6+ Kf6 20. Ne4+ Kf5 21. Nd6+ Kf6 22. Ne4+ Kxe6 23. Nc5+ Kf7 24. Ne5+ Ke8 25. Qe4 Bxc5 26. dxc5 Qc7 27. Bf4 g5 28. Bg3 Nf6 29. Qe3 Ned5 30. Qe2 Qxc5 31. Ng6+ Kf7 32. Nxh8+ Rxh8 33. Be5 Re8 34. Bd4 Qxc3 35. Qxb5 Qxd4 36. Qb7+ Kf8 37. Bg6 Re7 38. Qc8+ Kg7 39. Bb1 Nc3 40. Qf5 Nfe4 41. Bxe4 Qxe4 42. Qc5 Ne2+ 43. Kh1 Nf4 44. f3 Qe2 45. Rg1 Nd3 46. Qd4+ Kh7 47. Qf6 Nf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7" calcext:value-type="float">
            <text:p>47</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8" calcext:value-type="float">
            <text:p>48</text:p>
          </table:table-cell>
          <table:table-cell office:value-type="float" office:value="331.854169607163" calcext:value-type="float">
            <text:p>331.854169607163</text:p>
          </table:table-cell>
          <table:table-cell office:value-type="float" office:value="47" calcext:value-type="float">
            <text:p>47</text:p>
          </table:table-cell>
          <table:table-cell office:value-type="float" office:value="0" calcext:value-type="float">
            <text:p>0</text:p>
          </table:table-cell>
        </table:table-row>
        <table:table-row table:style-name="ro2">
          <table:table-cell office:value-type="string" calcext:value-type="string">
            <text:p>1766015064-4614</text:p>
          </table:table-cell>
          <table:table-cell office:value-type="string" calcext:value-type="string">
            <text:p>[White "Magnus Carlsen"]</text:p>
            <text:p>[Black "Stockfish"]</text:p>
            <text:p/>
            <text:p>1. e4 e5 2. Nf3 Nc6 3. Bb5 a6 4. Bxc6 dxc6 5. Nc3 Bd6 6. d4 exd4 7. Qxd4 Nf6 8. e5 c5 9. Qh4 Be7 10. exf6 Bxf6 11. Qg3 O-O 12. O-O Bf5 13. Bf4 c6 14. Rfc1 Qb6 15. Rab1 Rad8 16. h4 Rfe8 17. Bc7 Qb4 18. a3 Qc4 19. Bxd8 Rxd8 20. Rd1 Re8 21. Re1 Rd8 22. Rbc1 h6 23. Rcd1 Rc8 24. Nh2 Bxc2 25. Ng4 Bxd1 26. Nxd1 Bd4 27. b3 Qd5 28. Re7 Qxb3 29. Qxb3 Rf8 30. Kh2 b5 31. Kh3 c4 32. Qf3 Bc5 33. Re2 Bxa3 34. Re1 Bb4 35. Re5 Bd6 36. Rh5 Re8 37. g3 Re1 38. Nxh6+ gxh6 39. Rxh6 Rh1+ 40. Qxh1 Kg7 41. Rxd6 c3 42. Qf3 c2 43. Qf6+ Kf8 44. Rd7 Ke8 45. Qd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5" calcext:value-type="float">
            <text:p>45</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5" calcext:value-type="float">
            <text:p>45</text:p>
          </table:table-cell>
          <table:table-cell office:value-type="float" office:value="312.702962398529" calcext:value-type="float">
            <text:p>312.702962398529</text:p>
          </table:table-cell>
          <table:table-cell office:value-type="float" office:value="45" calcext:value-type="float">
            <text:p>45</text:p>
          </table:table-cell>
          <table:table-cell office:value-type="float" office:value="0" calcext:value-type="float">
            <text:p>0</text:p>
          </table:table-cell>
        </table:table-row>
        <table:table-row table:style-name="ro2">
          <table:table-cell office:value-type="string" calcext:value-type="string">
            <text:p>1766015464-7694</text:p>
          </table:table-cell>
          <table:table-cell office:value-type="string" calcext:value-type="string">
            <text:p>[White "Magnus Carlsen"]</text:p>
            <text:p>[Black "Stockfish"]</text:p>
            <text:p/>
            <text:p>1. e4 c5 2. Nf3 a6 3. d4 cxd4 4. Nxd4 Nc6 5. Nc3 e5 6. Nf3 Bb4 7. Bd2 Bxc3 8. Bxc3 Qe7 9. Bc4 h6 10. O-O d6 11. h3 Be6 12. Bd5 Rd8 13. Qe2 Bd7 14. Rad1 Nf6 15. Bb3 Bc8 16. Rd2 g5 17. Rfd1 g4 18. hxg4 Bxg4 19. Qe3 Rg8 20. Kf1 h5 21. Rd3 Bxf3 22. Qxf3 Kf8 23. Qf5 Rg4 24. Re1 Rg6 25. Rf3 Qc7 26. Qxg6 fxg6 27. Rxf6+ Kg7 28. Rf7+ Qxf7 29. Bxf7 Kxf7 30. Re3 d5 31. exd5 Rxd5 32. Rf3+ Ke7 33. Rg3 Rd6 34. Re3 Rd5 35. Ke2 Rc5 36. Kd2 b5 37. a3 g5 38. Rh3 Rd5+ 39. Ke2 h4 40. Re3 Rc5 41. Re4 Kf6 42. Rg4 Ne7 43. Re4 Ke6 44. Re3 Ng6 45. Rd3 Nf4+ 46. Kf3 e4+ 47. Kxe4 Nxd3 48. Kxd3 g4 49. Bd4 Rd5 50. Ke4 h3 51. gxh3 gxh3 52. Be3 h2 53. f4 h1=Q#</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53" calcext:value-type="float">
            <text:p>5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4" calcext:value-type="float">
            <text:p>54</text:p>
          </table:table-cell>
          <table:table-cell office:value-type="float" office:value="400.790525436401" calcext:value-type="float">
            <text:p>400.790525436401</text:p>
          </table:table-cell>
          <table:table-cell office:value-type="float" office:value="53" calcext:value-type="float">
            <text:p>53</text:p>
          </table:table-cell>
          <table:table-cell office:value-type="float" office:value="0" calcext:value-type="float">
            <text:p>0</text:p>
          </table:table-cell>
        </table:table-row>
        <table:table-row table:style-name="ro2">
          <table:table-cell office:value-type="string" calcext:value-type="string">
            <text:p>1766015569-7036</text:p>
          </table:table-cell>
          <table:table-cell office:value-type="string" calcext:value-type="string">
            <text:p>[White "Magnus Carlsen"]</text:p>
            <text:p>[Black "Stockfish"]</text:p>
            <text:p/>
            <text:p>1. c3 e5 2. e4 Nf6 3. d4 exd4 4. Bd3 dxc3 5. Nxc3 Bb4 6. Ne2 O-O 7. O-O d6 8. h3 Nc6 9. Bb1 Be6 10. Nd5 Bxd5 11. exd5 Ne5 12. Ng3 Bc5 13. Qc2 g6 14. Bg5 Kg7 15. Qa4 h6 16. Bh4 g5 17. b4 Bb6 18. Nf5+ Kh8 19. Bg3 Nxd5 20. Qc2 Qf6 21. Ne7 Nxe7 22. Qh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2" calcext:value-type="float">
            <text:p>22</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22" calcext:value-type="float">
            <text:p>22</text:p>
          </table:table-cell>
          <table:table-cell office:value-type="float" office:value="104.543129682541" calcext:value-type="float">
            <text:p>104.543129682541</text:p>
          </table:table-cell>
          <table:table-cell office:value-type="float" office:value="22" calcext:value-type="float">
            <text:p>22</text:p>
          </table:table-cell>
          <table:table-cell office:value-type="float" office:value="0" calcext:value-type="float">
            <text:p>0</text:p>
          </table:table-cell>
        </table:table-row>
        <table:table-row table:style-name="ro2">
          <table:table-cell office:value-type="string" calcext:value-type="string">
            <text:p>1766016003-3715</text:p>
          </table:table-cell>
          <table:table-cell office:value-type="string" calcext:value-type="string">
            <text:p>[White "Magnus Carlsen"]</text:p>
            <text:p>[Black "Stockfish"]</text:p>
            <text:p/>
            <text:p>1. e4 d6 2. d4 c6 3. Nc3 Nf6 4. f4 d5 5. e5 Bg4 6. Be2 Bxe2 7. Qxe2 Ne4 8. Nxe4 dxe4 9. Qxe4 Qd5 10. Qxd5 cxd5 11. Nf3 Nc6 12. c3 e6 13. Be3 h5 14. Ke2 g6 15. h3 b5 16. g4 Be7 17. gxh5 Rxh5 18. h4 Kf8 19. Rh3 Ke8 20. Rah1 b4 21. Kd3 a6 22. Ng5 Rb8 23. Rb1 bxc3 24. Kxc3 Nb4 25. a3 Bxg5 26. fxg5 Nc6 27. b4 Rh8 28. Bf2 Ne7 29. Kd3 Nf5 30. Rc1 Kd7 31. Rh2 Rb7 32. Rhh1 Rc7 33. Rxc7+ Kxc7 34. Rc1+ Kb7 35. Rc5 Kb8 36. Ra5 Nxh4 37. Rxa6 Nf5 38. Rb6+ Kc8 39. Rc6+ Kb7 40. Rc5 Kb6 41. a4 Rh1 42. a5+ Kb7 43. b5 Rh3+ 44. Kc2 Rh2 45. a6+ Kb6 46. Rc6+ Kxb5 47. Rb6+ Kxb6 48. Kb3 Rxf2 49. Kb4 Kxa6 50. Kc5 Rd2 5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9" calcext:value-type="float">
            <text:p>49</text:p>
          </table:table-cell>
          <table:table-cell office:value-type="float" office:value="51" calcext:value-type="float">
            <text:p>51</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51" calcext:value-type="float">
            <text:p>51</text:p>
          </table:table-cell>
          <table:table-cell office:value-type="float" office:value="433.848745346069" calcext:value-type="float">
            <text:p>433.848745346069</text:p>
          </table:table-cell>
          <table:table-cell office:value-type="float" office:value="51" calcext:value-type="float">
            <text:p>51</text:p>
          </table:table-cell>
          <table:table-cell office:value-type="float" office:value="3" calcext:value-type="float">
            <text:p>3</text:p>
          </table:table-cell>
        </table:table-row>
        <table:table-row table:style-name="ro2">
          <table:table-cell office:value-type="string" calcext:value-type="string">
            <text:p>1766016309-7288</text:p>
          </table:table-cell>
          <table:table-cell office:value-type="string" calcext:value-type="string">
            <text:p>[White "Magnus Carlsen"]</text:p>
            <text:p>[Black "Stockfish"]</text:p>
            <text:p/>
            <text:p>1. e4 e5 2. Nf3 Nc6 3. Bb5 a6 4. Bxc6 dxc6 5. O-O Bg4 6. a4 Nf6 7. Re1 Bc5 8. Qe2 O-O 9. d3 h6 10. a5 Re8 11. Nc3 Bb4 12. Bd2 Bxf3 13. gxf3 Nh5 14. Kh1 Nf4 15. Qe3 Qh4 16. b3 Re6 17. Rg1 Rg6 18. d4 Rxg1+ 19. Rxg1 Re8 20. Nd1 Bxd2 21. Qxd2 Re6 22. Rg3 Rg6 23. Ne3 Rxg3 24. fxg3 Qh3 25. gxf4 Qxf3+ 26. Kg1 Qxe4 27. fxe5 Qg6+ 28. Qg2 Qe6 29. Kf2 c5 30. Qd5 Qh3 31. Qxc5 Qxh2+ 32. Kf1 Qf4+ 33. Ke2 Qh2+ 34. Kd1 Qg1+ 35. Ke2 Qh2+ 36. Ke1 Qg1+ 37. Ke2 Qh2+ 38. Kd3 Qf2 39. Qe7 Qf1+ 40. Nxf1</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0" calcext:value-type="float">
            <text:p>40</text:p>
          </table:table-cell>
          <table:table-cell office:value-type="float" office:value="39" calcext:value-type="float">
            <text:p>39</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Stockfish 3 vs. lichess_200k_bins_16layers_ckpt_with_optimizer.pt</text:p>
          </table:table-cell>
          <table:table-cell office:value-type="float" office:value="40" calcext:value-type="float">
            <text:p>40</text:p>
          </table:table-cell>
          <table:table-cell office:value-type="float" office:value="306.229341268539" calcext:value-type="float">
            <text:p>306.229341268539</text:p>
          </table:table-cell>
          <table:table-cell office:value-type="float" office:value="40" calcext:value-type="float">
            <text:p>40</text:p>
          </table:table-cell>
          <table:table-cell office:value-type="float" office:value="5" calcext:value-type="float">
            <text:p>5</text:p>
          </table:table-cell>
        </table:table-row>
        <table:table-row table:style-name="ro2">
          <table:table-cell office:value-type="string" calcext:value-type="string">
            <text:p>1766016595-7266</text:p>
          </table:table-cell>
          <table:table-cell office:value-type="string" calcext:value-type="string">
            <text:p>[White "Magnus Carlsen"]</text:p>
            <text:p>[Black "Stockfish"]</text:p>
            <text:p/>
            <text:p>1. e4 e5 2. Nf3 Qe7 3. Bc4 Nc6 4. d3 d6 5. Ng5 Nd8 6. Nc3 Ne6 7. Nxe6 Bxe6 8. Nd5 Qd8 9. O-O Nf6 10. Bg5 Bxd5 11. Bxd5 Qd7 12. Bxb7 h6 13. Bxf6 Rb8 14. Bd5 c6 15. Bb3 gxf6 16. Qf3 Rg8 17. Qxf6 Rxb3 18. axb3 Rxg2+ 19. Kxg2 Qg4+ 20. Kh1 Qh5 21. Rxa7 c5 22. Ra8+ Kd7 23. Rxf8 Qe2 24. Rxf7+ Kc6 25. Rg1 Qxc2 26. Qxh6 Qxb3 27. Rg6 Qxf7 28. Rxd6+ Kc7 29. Rc6+ Kb8 30. Qd6+ Ka8 31. Qxc5 Qf3+ 32. Kg1 Qg4+ 33. Kf1 Qd1+ 34. Kg2 Qg4+ 35. Kf1 Qd1+ 36. Kg2 Qg4+ 37. Kf1 Qd1+ 38. Kg2 Qg4+ 39. Kf1 Qd1+ 40. Kg2 Qg4+ 41. Kf1</text:p>
          </table:table-cell>
          <table:table-cell office:value-type="string" calcext:value-type="string">
            <text:p>1/2-1/2</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41" calcext:value-type="float">
            <text:p>41</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1" calcext:value-type="float">
            <text:p>41</text:p>
          </table:table-cell>
          <table:table-cell office:value-type="float" office:value="285.586129188538" calcext:value-type="float">
            <text:p>285.586129188538</text:p>
          </table:table-cell>
          <table:table-cell office:value-type="float" office:value="41" calcext:value-type="float">
            <text:p>41</text:p>
          </table:table-cell>
          <table:table-cell office:value-type="float" office:value="0" calcext:value-type="float">
            <text:p>0</text:p>
          </table:table-cell>
        </table:table-row>
        <table:table-row table:style-name="ro2">
          <table:table-cell office:value-type="string" calcext:value-type="string">
            <text:p>1766017087-6614</text:p>
          </table:table-cell>
          <table:table-cell office:value-type="string" calcext:value-type="string">
            <text:p>[White "Magnus Carlsen"]</text:p>
            <text:p>[Black "Stockfish"]</text:p>
            <text:p/>
            <text:p>1. c4 e5 2. e3 Nf6 3. Be2 d5 4. cxd5 Nxd5 5. d3 Nc6 6. Nf3 Be7 7. a3 O-O 8. e4 Nf4 9. Bxf4 exf4 10. O-O Bg4 11. Nbd2 Bf6 12. Qc2 Bxf3 13. Nxf3 Nd4 14. Nxd4 Bxd4 15. Rad1 c6 16. g3 fxg3 17. hxg3 Qg5 18. Kg2 f5 19. exf5 Rxf5 20. f4 Qf6 21. Rh1 Re8 22. b4 Rxe2+ 23. Qxe2 Qf7 24. Rhe1 h6 25. Qe4 Qd5 26. Qxd5+ Rxd5 27. Re7 Rb5 28. g4 Bb2 29. Rc7 Bxa3 30. Ra1 Bxb4 31. Rc8+ Kh7 32. Rd8 a5 33. Kf3 Bc3 34. Ra3 Bb4 35. Ra4 Rd5 36. Rc8 Rxd3+ 37. Ke4 Rd7 38. Kf5 Rf7+ 39. Ke4 Re7+ 40. Kf3 Rd7 41. f5 Rd3+ 42. Kg2 Rd2+ 43. Kh3 Rd3+ 44. Kg2 Rd2+ 45. Kf3 Rd3+ 46. Kf4 Rd4+ 47. Kf3 Rd3+ 48. Ke2 Rd2+ 49. Kf3</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9" calcext:value-type="float">
            <text:p>49</text:p>
          </table:table-cell>
          <table:table-cell office:value-type="float" office:value="48" calcext:value-type="float">
            <text:p>48</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Stockfish 3 vs. lichess_200k_bins_16layers_ckpt_with_optimizer.pt</text:p>
          </table:table-cell>
          <table:table-cell office:value-type="float" office:value="49" calcext:value-type="float">
            <text:p>49</text:p>
          </table:table-cell>
          <table:table-cell office:value-type="float" office:value="492.484187364578" calcext:value-type="float">
            <text:p>492.484187364578</text:p>
          </table:table-cell>
          <table:table-cell office:value-type="float" office:value="49" calcext:value-type="float">
            <text:p>49</text:p>
          </table:table-cell>
          <table:table-cell office:value-type="float" office:value="5" calcext:value-type="float">
            <text:p>5</text:p>
          </table:table-cell>
        </table:table-row>
        <table:table-row table:style-name="ro2">
          <table:table-cell office:value-type="string" calcext:value-type="string">
            <text:p>1766017734-6623</text:p>
          </table:table-cell>
          <table:table-cell office:value-type="string" calcext:value-type="string">
            <text:p>[White "Magnus Carlsen"]</text:p>
            <text:p>[Black "Stockfish"]</text:p>
            <text:p/>
            <text:p>1. e4 e5 2. Nf3 d6 3. Bc4 c5 4. d3 Nc6 5. Ng5 Nh6 6. Qf3 Qe7 7. Nc3 Bd7 8. Nd5 Nd4 9. Qd1 Qd8 10. c3 Ne6 11. Nxe6 fxe6 12. Ne3 Nf7 13. O-O Rb8 14. a4 Qf6 15. Ng4 Qg6 16. h3 a6 17. b4 Be7 18. b5 O-O 19. bxa6 bxa6 20. Bxa6 Ra8 21. Bb5 Bxb5 22. Be3 Ba6 23. c4 d5 24. exd5 Bd6 25. dxe6 Qxe6 26. Qf3 Rad8 27. Qg3 h5 28. Nh2 Bc8 29. Nf3 Rfe8 30. Ng5 Qf5 31. Nxf7 Qxf7 32. Bh6 Bf8 33. Bg5 Rd6 34. Rae1 Qg6 35. Rxe5 Rxe5 36. Qxe5 Qf5 37. Qxf5 Bxf5 38. Bf4 Rxd3 39. Re1 Bd7 40. Re5 Rd1+ 41. Kh2 h4 42. Rd5 Bxa4 43. Rxd1 Bxd1 44. Bg5 g6 45. Bxh4 Kf7 46. Bg5 Bd6+ 47. g3 Bb3 48. Be3 Bxc4 49. Kg2 Be6 50. Kf3 Bf8 51. Ke4 Bb3 52. Kd3 Ba2 53. Kc3 Be6 54. Kd3 Kf6 55. Ke4 Bf5+ 56. Kf4 Bh6+ 57. Kf3 Bxe3 58. Kxe3 Bxh3 59. Kf4 c4 60. Ke3 Bf1 61. Kd2 Ke5 62. Kc3 Kd5 63. f4 Bd3 64. g4 Kc5 65. f5 Bxf5 66. gxf5 gxf5 67. Kd2 Kd4 68. Kc2 c3 69. Kc1 Kd3 70. Kd1 f4 71. Kc1 Ke3 72. Kc2 Kd4 73. Kd1 Kd5 74. Kc2 Kd4 75. Kd1 Kd5 76. Kc2 Ke4 77. Kd1 f3 78. Ke1 Kf5 79. Kf2 Kf4 80. Ke1 Ke3 81. Kf1 f2 82. Kg2 c2 83. Kf1 c1=Q+ 84. Kg2 Qg1+ 85. Kh3 Kf4 86. Kh4 Qh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86" calcext:value-type="float">
            <text:p>86</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87" calcext:value-type="float">
            <text:p>87</text:p>
          </table:table-cell>
          <table:table-cell office:value-type="float" office:value="646.840735197067" calcext:value-type="float">
            <text:p>646.840735197067</text:p>
          </table:table-cell>
          <table:table-cell office:value-type="float" office:value="86" calcext:value-type="float">
            <text:p>86</text:p>
          </table:table-cell>
          <table:table-cell office:value-type="float" office:value="0" calcext:value-type="float">
            <text:p>0</text:p>
          </table:table-cell>
        </table:table-row>
        <table:table-row table:style-name="ro2">
          <table:table-cell office:value-type="string" calcext:value-type="string">
            <text:p>1766018124-6297</text:p>
          </table:table-cell>
          <table:table-cell office:value-type="string" calcext:value-type="string">
            <text:p>[White "Magnus Carlsen"]</text:p>
            <text:p>[Black "Stockfish"]</text:p>
            <text:p/>
            <text:p>1. d3 d5 2. e3 e5 3. d4 e4 4. Ne2 Nf6 5. c4 c6 6. cxd5 cxd5 7. Nbc3 Bb4 8. Nf4 Bxc3+ 9. bxc3 O-O 10. c4 Bg4 11. Qd2 Nc6 12. Rb1 b6 13. Ba3 Re8 14. h3 Be6 15. Nxe6 Rxe6 16. Rc1 Rc8 17. Be2 Na5 18. c5 Nc4 19. Qb4 Nxa3 20. Qxa3 bxc5 21. Ba6 Rc7 22. Rxc5 Rxc5 23. dxc5 Qc7 24. Bb5 Nd7 25. c6 Nb6 26. O-O Nc4 27. Qc5 Nd6 28. Ba6 Nc8 29. Bb7 Ne7 30. Rb1 Nxc6 31. Bxc6 Rxc6 32. Rb8+ Qxb8 33. Qxc6 Qb1+ 34. Kh2 Qb8+ 35. Kh1 Qd8 36. Qa6 Qd7 37. Kg1 g6 38. a4 Kg7 39. h4 h5 40. Qa5 Qb7 41. g3 Qb1+ 42. Kg2 Qb7 43. Qc3+ Kh7 44. a5 a6 45. Qf6 Qd7 46. Kg1 Qe6 47. Qb2 Qc6 48. Qb6 Qc1+ 49. Kg2 Qc4 50. Qb7 Kg7 51. Qb6 Qb5 52. Qxb5 axb5 53. a6 b4 54. a7 b3 55. a8=Q b2 56. Qb8 b1=Q 57. Qxb1 Kf6 58. Qb6+ Ke5 59. Qc5 f5 60. Qe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60" calcext:value-type="float">
            <text:p>60</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60" calcext:value-type="float">
            <text:p>60</text:p>
          </table:table-cell>
          <table:table-cell office:value-type="float" office:value="390.066744089127" calcext:value-type="float">
            <text:p>390.066744089127</text:p>
          </table:table-cell>
          <table:table-cell office:value-type="float" office:value="60" calcext:value-type="float">
            <text:p>60</text:p>
          </table:table-cell>
          <table:table-cell office:value-type="float" office:value="0" calcext:value-type="float">
            <text:p>0</text:p>
          </table:table-cell>
        </table:table-row>
        <table:table-row table:style-name="ro1" table:number-rows-repeated="2">
          <table:table-cell table:number-columns-repeated="13"/>
          <table:table-cell table:style-name="Default" table:number-columns-repeated="4"/>
          <table:table-cell table:number-columns-repeated="5"/>
        </table:table-row>
        <table:table-row table:style-name="ro1">
          <table:table-cell table:number-columns-repeated="7"/>
          <table:table-cell table:formula="of:=SUM([.I71];[.H70];[.I69];[.H68];[.I67];[.H66];[.I65];[.H64];[.I63];[.H62];[.I61];[.H60];[.H58];[.I57];[.H56];[.I55];[.H54];[.I53];[.H52];[.I51];[.H50];[.I49];[.H48];[.I47];[.H46];[.I45];[.H44];[.I43];[.H42];[.I41];[.H40];[.I39];[.H38];[.I37];[.H36];[.I35];[.H34];[.I33];[.H32];[.I31];[.I29];[.H28];[.I27];[.H26];[.I25];[.H24];[.I23];[.H22];[.I21];[.H20];[.I19];[.H18];[.I17];[.H16];[.I15];[.H14];[.I13];[.H12];[.I11];[.H10];[.I9];[.H8];[.I7];[.H6];[.I5];[.H4];[.I3];[.H2])" office:value-type="float" office:value="13.5" calcext:value-type="float">
            <text:p>13.5</text:p>
          </table:table-cell>
          <table:table-cell table:formula="of:=COUNT([.I71];[.H70];[.I69];[.H68];[.I67];[.H66];[.I65];[.H64];[.I63];[.H62];[.I61];[.H60];[.H58];[.I57];[.H56];[.I55];[.H54];[.I53];[.H52];[.I51];[.H50];[.I49];[.H48];[.I47];[.H46];[.I45];[.H44];[.I43];[.H42];[.I41];[.H40];[.I39];[.H38];[.I37];[.H36];[.I35];[.H34];[.I33];[.H32];[.I31];[.H29];[.I28];[.H27];[.I26];[.H25];[.I24];[.H23];[.I22];[.H21];[.I20];[.H19];[.I18];[.H17];[.I16];[.H15];[.I14];[.H13];[.I12];[.H11];[.I10];[.H9];[.I8];[.H7];[.I6];[.H5];[.I4];[.H3];[.I2])" office:value-type="float" office:value="68" calcext:value-type="float">
            <text:p>68</text:p>
          </table:table-cell>
          <table:table-cell table:formula="of:=[.H74]/[.I74]" office:value-type="float" office:value="0.198529411764706" calcext:value-type="float">
            <text:p>0.198529411764706</text:p>
          </table:table-cell>
          <table:table-cell table:number-columns-repeated="3"/>
          <table:table-cell table:style-name="Default" table:number-columns-repeated="4"/>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2-18T20:18:03.000752160</dc:date>
    <meta:editing-duration>PT16M38S</meta:editing-duration>
    <meta:editing-cycles>1</meta:editing-cycles>
    <meta:document-statistic meta:table-count="1" meta:cell-count="1493" meta:object-count="0"/>
    <meta:generator>LibreOffice/24.8.7.2$Linux_X86_64 LibreOffice_project/480$Build-2</meta:generator>
  </office:meta>
</office:document-meta>
</file>